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419880" table:style-name="ce5">
            <text:p>6.419.88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712680" table:style-name="ce6">
            <text:p>9.712.680</text:p>
          </table:table-cell>
          <table:table-cell office:value-type="float" office:value="9581359" table:style-name="ce6">
            <text:p>9.581.359</text:p>
          </table:table-cell>
          <table:table-cell office:value-type="percentage" office:value="0.98647942689350421" table:style-name="ce7">
            <text:p>98,6%</text:p>
          </table:table-cell>
          <table:table-cell office:value-type="float" office:value="5361032" table:style-name="ce5">
            <text:p>5.361.032</text:p>
          </table:table-cell>
          <table:table-cell office:value-type="float" office:value="4475153" table:style-name="ce5">
            <text:p>4.475.153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18835" table:style-name="ce5">
            <text:p>1.118.83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14735" table:style-name="ce6">
            <text:p>1.614.735</text:p>
          </table:table-cell>
          <table:table-cell office:value-type="float" office:value="1544493" table:style-name="ce6">
            <text:p>1.544.493</text:p>
          </table:table-cell>
          <table:table-cell office:value-type="percentage" office:value="0.95649936367267696" table:style-name="ce7">
            <text:p>95,6%</text:p>
          </table:table-cell>
          <table:table-cell office:value-type="float" office:value="892007" table:style-name="ce5">
            <text:p>892.007</text:p>
          </table:table-cell>
          <table:table-cell office:value-type="float" office:value="737793" table:style-name="ce5">
            <text:p>737.793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40415" table:style-name="ce5">
            <text:p>940.41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46465" table:style-name="ce6">
            <text:p>1.346.465</text:p>
          </table:table-cell>
          <table:table-cell office:value-type="float" office:value="1341629" table:style-name="ce6">
            <text:p>1.341.629</text:p>
          </table:table-cell>
          <table:table-cell office:value-type="percentage" office:value="0.99640837303606111" table:style-name="ce7">
            <text:p>99,6%</text:p>
          </table:table-cell>
          <table:table-cell office:value-type="float" office:value="727397" table:style-name="ce5">
            <text:p>727.397</text:p>
          </table:table-cell>
          <table:table-cell office:value-type="float" office:value="659171" table:style-name="ce5">
            <text:p>659.171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60310" table:style-name="ce5">
            <text:p>860.31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27260" table:style-name="ce6">
            <text:p>1.327.260</text:p>
          </table:table-cell>
          <table:table-cell office:value-type="float" office:value="1227186" table:style-name="ce6">
            <text:p>1.227.186</text:p>
          </table:table-cell>
          <table:table-cell office:value-type="percentage" office:value="0.92460105781836266" table:style-name="ce7">
            <text:p>92,5%</text:p>
          </table:table-cell>
          <table:table-cell office:value-type="float" office:value="712457" table:style-name="ce5">
            <text:p>712.457</text:p>
          </table:table-cell>
          <table:table-cell office:value-type="float" office:value="583007" table:style-name="ce5">
            <text:p>583.007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00530" table:style-name="ce5">
            <text:p>1.600.530</text:p>
          </table:table-cell>
          <table:table-cell office:value-type="float" office:value="264700" table:style-name="ce5">
            <text:p>26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489830" table:style-name="ce6">
            <text:p>2.489.830</text:p>
          </table:table-cell>
          <table:table-cell office:value-type="float" office:value="2329684" table:style-name="ce6">
            <text:p>2.329.684</text:p>
          </table:table-cell>
          <table:table-cell office:value-type="percentage" office:value="0.93567994602041105" table:style-name="ce7">
            <text:p>93,6%</text:p>
          </table:table-cell>
          <table:table-cell office:value-type="float" office:value="1358014" table:style-name="ce5">
            <text:p>1.358.014</text:p>
          </table:table-cell>
          <table:table-cell office:value-type="float" office:value="1094136" table:style-name="ce5">
            <text:p>1.094.136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93305" table:style-name="ce5">
            <text:p>493.30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15755" table:style-name="ce6">
            <text:p>715.755</text:p>
          </table:table-cell>
          <table:table-cell office:value-type="float" office:value="674442" table:style-name="ce6">
            <text:p>674.442</text:p>
          </table:table-cell>
          <table:table-cell office:value-type="percentage" office:value="0.94228052895194581" table:style-name="ce7">
            <text:p>94,2%</text:p>
          </table:table-cell>
          <table:table-cell office:value-type="float" office:value="373205" table:style-name="ce5">
            <text:p>373.205</text:p>
          </table:table-cell>
          <table:table-cell office:value-type="float" office:value="321805" table:style-name="ce5">
            <text:p>321.805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02825" table:style-name="ce5">
            <text:p>2.202.82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125075" table:style-name="ce6">
            <text:p>3.125.075</text:p>
          </table:table-cell>
          <table:table-cell office:value-type="float" office:value="2929743" table:style-name="ce6">
            <text:p>2.929.743</text:p>
          </table:table-cell>
          <table:table-cell office:value-type="percentage" office:value="0.93749526011375728" table:style-name="ce7">
            <text:p>93,7%</text:p>
          </table:table-cell>
          <table:table-cell office:value-type="float" office:value="1638358" table:style-name="ce5">
            <text:p>1.638.358</text:p>
          </table:table-cell>
          <table:table-cell office:value-type="float" office:value="1431776" table:style-name="ce5">
            <text:p>1.431.776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643715" table:style-name="ce5">
            <text:p>1.643.71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434540" table:style-name="ce6">
            <text:p>2.434.540</text:p>
          </table:table-cell>
          <table:table-cell office:value-type="float" office:value="2315442" table:style-name="ce6">
            <text:p>2.315.442</text:p>
          </table:table-cell>
          <table:table-cell office:value-type="percentage" office:value="0.95107987545901895" table:style-name="ce7">
            <text:p>95,1%</text:p>
          </table:table-cell>
          <table:table-cell office:value-type="float" office:value="1331159" table:style-name="ce5">
            <text:p>1.331.159</text:p>
          </table:table-cell>
          <table:table-cell office:value-type="float" office:value="1057181" table:style-name="ce5">
            <text:p>1.057.181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056540" table:style-name="ce5">
            <text:p>6.056.54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044440" table:style-name="ce6">
            <text:p>9.044.440</text:p>
          </table:table-cell>
          <table:table-cell office:value-type="float" office:value="8563950" table:style-name="ce6">
            <text:p>8.563.950</text:p>
          </table:table-cell>
          <table:table-cell office:value-type="percentage" office:value="0.94687454391869486" table:style-name="ce7">
            <text:p>94,7%</text:p>
          </table:table-cell>
          <table:table-cell office:value-type="float" office:value="4840273" table:style-name="ce5">
            <text:p>4.840.273</text:p>
          </table:table-cell>
          <table:table-cell office:value-type="float" office:value="4163252" table:style-name="ce5">
            <text:p>4.163.252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867040" table:style-name="ce5">
            <text:p>3.867.04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757090" table:style-name="ce6">
            <text:p>5.757.090</text:p>
          </table:table-cell>
          <table:table-cell office:value-type="float" office:value="5454018" table:style-name="ce6">
            <text:p>5.454.018</text:p>
          </table:table-cell>
          <table:table-cell office:value-type="percentage" office:value="0.94735673751843374" table:style-name="ce7">
            <text:p>94,7%</text:p>
          </table:table-cell>
          <table:table-cell office:value-type="float" office:value="3081460" table:style-name="ce5">
            <text:p>3.081.460</text:p>
          </table:table-cell>
          <table:table-cell office:value-type="float" office:value="2560969" table:style-name="ce5">
            <text:p>2.560.969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99225" table:style-name="ce5">
            <text:p>899.22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94675" table:style-name="ce6">
            <text:p>1.294.675</text:p>
          </table:table-cell>
          <table:table-cell office:value-type="float" office:value="1305505" table:style-name="ce6">
            <text:p>1.305.505</text:p>
          </table:table-cell>
          <table:table-cell office:value-type="percentage" office:value="1.0083650336957151" table:style-name="ce7">
            <text:p>100,8%</text:p>
          </table:table-cell>
          <table:table-cell office:value-type="float" office:value="732952" table:style-name="ce5">
            <text:p>732.952</text:p>
          </table:table-cell>
          <table:table-cell office:value-type="float" office:value="635236" table:style-name="ce5">
            <text:p>635.236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395105" table:style-name="ce5">
            <text:p>2.395.10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429905" table:style-name="ce6">
            <text:p>3.429.905</text:p>
          </table:table-cell>
          <table:table-cell office:value-type="float" office:value="3352243" table:style-name="ce6">
            <text:p>3.352.243</text:p>
          </table:table-cell>
          <table:table-cell office:value-type="percentage" office:value="0.97735739036503921" table:style-name="ce7">
            <text:p>97,7%</text:p>
          </table:table-cell>
          <table:table-cell office:value-type="float" office:value="1857192" table:style-name="ce5">
            <text:p>1.857.192</text:p>
          </table:table-cell>
          <table:table-cell office:value-type="float" office:value="1639971" table:style-name="ce5">
            <text:p>1.639.971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65655" table:style-name="ce5">
            <text:p>265.6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77505" table:style-name="ce6">
            <text:p>377.505</text:p>
          </table:table-cell>
          <table:table-cell office:value-type="float" office:value="351804" table:style-name="ce6">
            <text:p>351.804</text:p>
          </table:table-cell>
          <table:table-cell office:value-type="percentage" office:value="0.93191878253268168" table:style-name="ce7">
            <text:p>93,2%</text:p>
          </table:table-cell>
          <table:table-cell office:value-type="float" office:value="204194" table:style-name="ce5">
            <text:p>204.194</text:p>
          </table:table-cell>
          <table:table-cell office:value-type="float" office:value="170131" table:style-name="ce5">
            <text:p>170.131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172495" table:style-name="ce5">
            <text:p>5.172.49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649595" table:style-name="ce6">
            <text:p>7.649.595</text:p>
          </table:table-cell>
          <table:table-cell office:value-type="float" office:value="7234927" table:style-name="ce6">
            <text:p>7.234.927</text:p>
          </table:table-cell>
          <table:table-cell office:value-type="percentage" office:value="0.94579216285306611" table:style-name="ce7">
            <text:p>94,6%</text:p>
          </table:table-cell>
          <table:table-cell office:value-type="float" office:value="4385901" table:style-name="ce5">
            <text:p>4.385.901</text:p>
          </table:table-cell>
          <table:table-cell office:value-type="float" office:value="3373266" table:style-name="ce5">
            <text:p>3.373.266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141475" table:style-name="ce5">
            <text:p>1.141.47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674475" table:style-name="ce6">
            <text:p>1.674.475</text:p>
          </table:table-cell>
          <table:table-cell office:value-type="float" office:value="1601379" table:style-name="ce6">
            <text:p>1.601.379</text:p>
          </table:table-cell>
          <table:table-cell office:value-type="percentage" office:value="0.95634691470460886" table:style-name="ce7">
            <text:p>95,6%</text:p>
          </table:table-cell>
          <table:table-cell office:value-type="float" office:value="923578" table:style-name="ce5">
            <text:p>923.578</text:p>
          </table:table-cell>
          <table:table-cell office:value-type="float" office:value="738029" table:style-name="ce5">
            <text:p>738.029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27235" table:style-name="ce5">
            <text:p>527.2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83035" table:style-name="ce6">
            <text:p>783.035</text:p>
          </table:table-cell>
          <table:table-cell office:value-type="float" office:value="752833" table:style-name="ce6">
            <text:p>752.833</text:p>
          </table:table-cell>
          <table:table-cell office:value-type="percentage" office:value="0.96142956572822413" table:style-name="ce7">
            <text:p>96,1%</text:p>
          </table:table-cell>
          <table:table-cell office:value-type="float" office:value="428036" table:style-name="ce5">
            <text:p>428.036</text:p>
          </table:table-cell>
          <table:table-cell office:value-type="float" office:value="366459" table:style-name="ce5">
            <text:p>366.459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839060" table:style-name="ce5">
            <text:p>1.839.06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737860" table:style-name="ce6">
            <text:p>2.737.860</text:p>
          </table:table-cell>
          <table:table-cell office:value-type="float" office:value="2552997" table:style-name="ce6">
            <text:p>2.552.997</text:p>
          </table:table-cell>
          <table:table-cell office:value-type="percentage" office:value="0.9324790164581096" table:style-name="ce7">
            <text:p>93,2%</text:p>
          </table:table-cell>
          <table:table-cell office:value-type="float" office:value="1463355" table:style-name="ce5">
            <text:p>1.463.355</text:p>
          </table:table-cell>
          <table:table-cell office:value-type="float" office:value="1231330" table:style-name="ce5">
            <text:p>1.231.330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3990" table:style-name="ce5">
            <text:p>63.99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7940" table:style-name="ce6">
            <text:p>97.940</text:p>
          </table:table-cell>
          <table:table-cell office:value-type="float" office:value="87634" table:style-name="ce6">
            <text:p>87.634</text:p>
          </table:table-cell>
          <table:table-cell office:value-type="percentage" office:value="0.89477230957729226" table:style-name="ce7">
            <text:p>89,5%</text:p>
          </table:table-cell>
          <table:table-cell office:value-type="float" office:value="49942" table:style-name="ce5">
            <text:p>49.942</text:p>
          </table:table-cell>
          <table:table-cell office:value-type="float" office:value="42266" table:style-name="ce5">
            <text:p>42.266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3990" table:style-name="ce5">
            <text:p>63.99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95740" table:style-name="ce6">
            <text:p>95.740</text:p>
          </table:table-cell>
          <table:table-cell office:value-type="float" office:value="80375" table:style-name="ce6">
            <text:p>80.375</text:p>
          </table:table-cell>
          <table:table-cell office:value-type="percentage" office:value="0.83951326509296009" table:style-name="ce7">
            <text:p>84,0%</text:p>
          </table:table-cell>
          <table:table-cell office:value-type="float" office:value="48038" table:style-name="ce5">
            <text:p>48.038</text:p>
          </table:table-cell>
          <table:table-cell office:value-type="float" office:value="39263" table:style-name="ce5">
            <text:p>39.263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4221" table:style-name="ce6">
            <text:p>164.221</text:p>
          </table:table-cell>
          <table:table-cell office:value-type="percentage" office:value="0.76109988506173298" table:style-name="ce7">
            <text:p>76,1%</text:p>
          </table:table-cell>
          <table:table-cell office:value-type="float" office:value="88741" table:style-name="ce5">
            <text:p>88.741</text:p>
          </table:table-cell>
          <table:table-cell office:value-type="float" office:value="76617" table:style-name="ce5">
            <text:p>76.617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475" table:style-name="ce5">
            <text:p>2.475</text:p>
          </table:table-cell>
          <table:table-cell office:value-type="float" office:value="5745" table:style-name="ce6">
            <text:p>5.745</text:p>
          </table:table-cell>
          <table:table-cell office:value-type="float" office:value="3391" table:style-name="ce6">
            <text:p>3.391</text:p>
          </table:table-cell>
          <table:table-cell office:value-type="percentage" office:value="0.59025239338555269" table:style-name="ce7">
            <text:p>59,0%</text:p>
          </table:table-cell>
          <table:table-cell office:value-type="float" office:value="2712" table:style-name="ce5">
            <text:p>2.712</text:p>
          </table:table-cell>
          <table:table-cell office:value-type="float" office:value="2167" table:style-name="ce5">
            <text:p>2.167</text:p>
          </table:table-cell>
          <table:table-cell office:value-type="string" table:style-name="ce8">
            <text:p>21/07/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7620993" table:style-name="ce11">
            <text:p>37.620.993</text:p>
          </table:table-cell>
          <table:table-cell office:value-type="float" office:value="5701770" table:style-name="ce12">
            <text:p>5.701.77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750" table:style-name="ce14">
            <text:p>2.417.750</text:p>
          </table:table-cell>
          <table:table-cell office:value-type="float" office:value="55930113" table:style-name="ce15">
            <text:p>55.930.113</text:p>
          </table:table-cell>
          <table:table-cell office:value-type="float" office:value="53449255" table:style-name="ce15">
            <text:p>53.449.255</text:p>
          </table:table-cell>
          <table:table-cell office:value-type="percentage" office:value="0.9556436083009523" table:style-name="ce16">
            <text:p>95,6%</text:p>
          </table:table-cell>
          <table:table-cell office:value-type="float" office:value="30500003" table:style-name="ce15">
            <text:p>30.500.003</text:p>
          </table:table-cell>
          <table:table-cell office:value-type="float" office:value="25398978" table:style-name="ce15">
            <text:p>25.398.97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09131" table:style-name="ce23">
            <text:p>4.309.131</text:p>
          </table:table-cell>
          <table:table-cell office:value-type="percentage" office:value="0.93066185994105199" table:style-name="ce24">
            <text:p>93,1%</text:p>
          </table:table-cell>
          <table:table-cell office:value-type="float" office:value="3983059" table:style-name="ce23">
            <text:p>3.983.059</text:p>
          </table:table-cell>
          <table:table-cell office:value-type="percentage" office:value="0.86023866463909926" table:style-name="ce24">
            <text:p>86,0%</text:p>
          </table:table-cell>
          <table:table-cell office:value-type="date" office:date-value="2021-07-22T00:00:00" table:style-name="ce25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2237" table:style-name="ce5">
            <text:p>722.237</text:p>
          </table:table-cell>
          <table:table-cell office:value-type="percentage" office:value="0.91731505401746138" table:style-name="ce26">
            <text:p>91,7%</text:p>
          </table:table-cell>
          <table:table-cell office:value-type="float" office:value="663921" table:style-name="ce5">
            <text:p>663.921</text:p>
          </table:table-cell>
          <table:table-cell office:value-type="percentage" office:value="0.8432477538236437" table:style-name="ce26">
            <text:p>84,3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3341" table:style-name="ce5">
            <text:p>633.341</text:p>
          </table:table-cell>
          <table:table-cell office:value-type="percentage" office:value="0.93638937555905466" table:style-name="ce26">
            <text:p>93,6%</text:p>
          </table:table-cell>
          <table:table-cell office:value-type="float" office:value="604217" table:style-name="ce5">
            <text:p>604.217</text:p>
          </table:table-cell>
          <table:table-cell office:value-type="percentage" office:value="0.89332978495339055" table:style-name="ce26">
            <text:p>89,3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2903" table:style-name="ce5">
            <text:p>522.903</text:p>
          </table:table-cell>
          <table:table-cell office:value-type="percentage" office:value="0.84440249459837413" table:style-name="ce26">
            <text:p>84,4%</text:p>
          </table:table-cell>
          <table:table-cell office:value-type="float" office:value="496440" table:style-name="ce5">
            <text:p>496.440</text:p>
          </table:table-cell>
          <table:table-cell office:value-type="percentage" office:value="0.80166909430318223" table:style-name="ce26">
            <text:p>80,2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47620" table:style-name="ce5">
            <text:p>1.047.620</text:p>
          </table:table-cell>
          <table:table-cell office:value-type="percentage" office:value="0.85990667285017175" table:style-name="ce26">
            <text:p>86,0%</text:p>
          </table:table-cell>
          <table:table-cell office:value-type="float" office:value="956450" table:style-name="ce5">
            <text:p>956.450</text:p>
          </table:table-cell>
          <table:table-cell office:value-type="percentage" office:value="0.78507258094303922" table:style-name="ce26">
            <text:p>78,5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436" table:style-name="ce5">
            <text:p>335.436</text:p>
          </table:table-cell>
          <table:table-cell office:value-type="percentage" office:value="0.93387826919757455" table:style-name="ce26">
            <text:p>93,4%</text:p>
          </table:table-cell>
          <table:table-cell office:value-type="float" office:value="306730" table:style-name="ce5">
            <text:p>306.730</text:p>
          </table:table-cell>
          <table:table-cell office:value-type="percentage" office:value="0.85395867322223029" table:style-name="ce26">
            <text:p>85,4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6955" table:style-name="ce5">
            <text:p>1.436.955</text:p>
          </table:table-cell>
          <table:table-cell office:value-type="percentage" office:value="0.93788549475825034" table:style-name="ce26">
            <text:p>93,8%</text:p>
          </table:table-cell>
          <table:table-cell office:value-type="float" office:value="1355121" table:style-name="ce5">
            <text:p>1.355.121</text:p>
          </table:table-cell>
          <table:table-cell office:value-type="percentage" office:value="0.88447329912369899" table:style-name="ce26">
            <text:p>88,4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0897" table:style-name="ce5">
            <text:p>1.060.897</text:p>
          </table:table-cell>
          <table:table-cell office:value-type="percentage" office:value="0.92186020079560527" table:style-name="ce26">
            <text:p>92,2%</text:p>
          </table:table-cell>
          <table:table-cell office:value-type="float" office:value="947312" table:style-name="ce5">
            <text:p>947.312</text:p>
          </table:table-cell>
          <table:table-cell office:value-type="percentage" office:value="0.82316118391897275" table:style-name="ce26">
            <text:p>82,3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25641" table:style-name="ce5">
            <text:p>3.825.641</text:p>
          </table:table-cell>
          <table:table-cell office:value-type="percentage" office:value="0.88380418919989734" table:style-name="ce26">
            <text:p>88,4%</text:p>
          </table:table-cell>
          <table:table-cell office:value-type="float" office:value="3638512" table:style-name="ce5">
            <text:p>3.638.512</text:p>
          </table:table-cell>
          <table:table-cell office:value-type="percentage" office:value="0.84057342235042354" table:style-name="ce26">
            <text:p>84,1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77059" table:style-name="ce5">
            <text:p>2.677.059</text:p>
          </table:table-cell>
          <table:table-cell office:value-type="percentage" office:value="0.92342852451653878" table:style-name="ce26">
            <text:p>92,3%</text:p>
          </table:table-cell>
          <table:table-cell office:value-type="float" office:value="2428546" table:style-name="ce5">
            <text:p>2.428.546</text:p>
          </table:table-cell>
          <table:table-cell office:value-type="percentage" office:value="0.83770609818481478" table:style-name="ce26">
            <text:p>83,8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3077" table:style-name="ce5">
            <text:p>603.077</text:p>
          </table:table-cell>
          <table:table-cell office:value-type="percentage" office:value="0.96975178810332407" table:style-name="ce26">
            <text:p>97,0%</text:p>
          </table:table-cell>
          <table:table-cell office:value-type="float" office:value="578485" table:style-name="ce5">
            <text:p>578.485</text:p>
          </table:table-cell>
          <table:table-cell office:value-type="percentage" office:value="0.93020769013069882" table:style-name="ce26">
            <text:p>93,0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4751" table:style-name="ce5">
            <text:p>1.634.751</text:p>
          </table:table-cell>
          <table:table-cell office:value-type="percentage" office:value="0.95038082066111229" table:style-name="ce26">
            <text:p>95,0%</text:p>
          </table:table-cell>
          <table:table-cell office:value-type="float" office:value="1572689" table:style-name="ce5">
            <text:p>1.572.689</text:p>
          </table:table-cell>
          <table:table-cell office:value-type="percentage" office:value="0.91430038119854595" table:style-name="ce26">
            <text:p>91,4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5875" table:style-name="ce5">
            <text:p>175.875</text:p>
          </table:table-cell>
          <table:table-cell office:value-type="percentage" office:value="0.93222764641340816" table:style-name="ce26">
            <text:p>93,2%</text:p>
          </table:table-cell>
          <table:table-cell office:value-type="float" office:value="159363" table:style-name="ce5">
            <text:p>159.363</text:p>
          </table:table-cell>
          <table:table-cell office:value-type="percentage" office:value="0.84470558302987897" table:style-name="ce26">
            <text:p>84,5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10978" table:style-name="ce5">
            <text:p>3.410.978</text:p>
          </table:table-cell>
          <table:table-cell office:value-type="percentage" office:value="0.91391267536197718" table:style-name="ce26">
            <text:p>91,4%</text:p>
          </table:table-cell>
          <table:table-cell office:value-type="float" office:value="3049111" table:style-name="ce5">
            <text:p>3.049.111</text:p>
          </table:table-cell>
          <table:table-cell office:value-type="percentage" office:value="0.81695665920027438" table:style-name="ce26">
            <text:p>81,7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9662" table:style-name="ce5">
            <text:p>729.662</text:p>
          </table:table-cell>
          <table:table-cell office:value-type="percentage" office:value="0.92715300790859378" table:style-name="ce26">
            <text:p>92,7%</text:p>
          </table:table-cell>
          <table:table-cell office:value-type="float" office:value="667186" table:style-name="ce5">
            <text:p>667.186</text:p>
          </table:table-cell>
          <table:table-cell office:value-type="percentage" office:value="0.84776719458393479" table:style-name="ce26">
            <text:p>84,8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6018" table:style-name="ce5">
            <text:p>346.018</text:p>
          </table:table-cell>
          <table:table-cell office:value-type="percentage" office:value="0.92149092671598787" table:style-name="ce26">
            <text:p>92,1%</text:p>
          </table:table-cell>
          <table:table-cell office:value-type="float" office:value="329692" table:style-name="ce5">
            <text:p>329.692</text:p>
          </table:table-cell>
          <table:table-cell office:value-type="percentage" office:value="0.87801266584642257" table:style-name="ce26">
            <text:p>87,8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6810" table:style-name="ce5">
            <text:p>1.256.810</text:p>
          </table:table-cell>
          <table:table-cell office:value-type="percentage" office:value="0.92872766504588922" table:style-name="ce26">
            <text:p>92,9%</text:p>
          </table:table-cell>
          <table:table-cell office:value-type="float" office:value="1137178" table:style-name="ce5">
            <text:p>1.137.178</text:p>
          </table:table-cell>
          <table:table-cell office:value-type="percentage" office:value="0.84032484518865558" table:style-name="ce26">
            <text:p>84,0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087" table:style-name="ce5">
            <text:p>33.087</text:p>
          </table:table-cell>
          <table:table-cell office:value-type="percentage" office:value="0.84886346143978653" table:style-name="ce26">
            <text:p>84,9%</text:p>
          </table:table-cell>
          <table:table-cell office:value-type="float" office:value="31579" table:style-name="ce5">
            <text:p>31.579</text:p>
          </table:table-cell>
          <table:table-cell office:value-type="percentage" office:value="0.81017497049617737" table:style-name="ce26">
            <text:p>81,0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714" table:style-name="ce5">
            <text:p>30.714</text:p>
          </table:table-cell>
          <table:table-cell office:value-type="percentage" office:value="0.82509066487575555" table:style-name="ce26">
            <text:p>82,5%</text:p>
          </table:table-cell>
          <table:table-cell office:value-type="float" office:value="29456" table:style-name="ce5">
            <text:p>29.456</text:p>
          </table:table-cell>
          <table:table-cell office:value-type="percentage" office:value="0.79129617192746815" table:style-name="ce26">
            <text:p>79,1%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275" table:style-name="ce5">
            <text:p>34.275</text:p>
          </table:table-cell>
          <table:table-cell office:value-type="string" table:style-name="ce26">
            <text:p>-</text:p>
          </table:table-cell>
          <table:table-cell office:value-type="float" office:value="30903" table:style-name="ce5">
            <text:p>30.903</text:p>
          </table:table-cell>
          <table:table-cell office:value-type="string" table:style-name="ce26">
            <text:p>-</text:p>
          </table:table-cell>
          <table:table-cell office:value-type="date" office:date-value="2021-07-22T00:00:00" table:style-name="ce8">
            <text:p>2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231" table:style-name="ce5">
            <text:p>1.231</text:p>
          </table:table-cell>
          <table:table-cell office:value-type="string" table:style-name="ce26">
            <text:p>-</text:p>
          </table:table-cell>
          <table:table-cell office:value-type="float" office:value="1102" table:style-name="ce5">
            <text:p>1.102</text:p>
          </table:table-cell>
          <table:table-cell office:value-type="string" table:style-name="ce26">
            <text:p>-</text:p>
          </table:table-cell>
          <table:table-cell office:value-type="string" table:style-name="ce8">
            <text:p>21/07/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827698" table:style-name="ce15">
            <text:p>24.827.698</text:p>
          </table:table-cell>
          <table:table-cell office:value-type="percentage" office:value="0.91763779093348941" table:style-name="ce16">
            <text:p>91,8%</text:p>
          </table:table-cell>
          <table:table-cell office:value-type="float" office:value="22967052" table:style-name="ce15">
            <text:p>22.967.052</text:p>
          </table:table-cell>
          <table:table-cell office:value-type="percentage" office:value="0.84886785965958578" table:style-name="ce16">
            <text:p>84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360" table:style-name="ce35">
            <text:p>432.360</text:p>
          </table:table-cell>
          <table:table-cell office:value-type="percentage" office:value="1" table:style-name="ce36">
            <text:p>100,0%</text:p>
          </table:table-cell>
          <table:table-cell office:value-type="float" office:value="649768" table:style-name="ce35">
            <text:p>649.768</text:p>
          </table:table-cell>
          <table:table-cell office:value-type="percentage" office:value="0.99905747554125968" table:style-name="ce36">
            <text:p>99,9%</text:p>
          </table:table-cell>
          <table:table-cell office:value-type="float" office:value="903470" table:style-name="ce35">
            <text:p>903.470</text:p>
          </table:table-cell>
          <table:table-cell office:value-type="percentage" office:value="0.98616270096392833" table:style-name="ce36">
            <text:p>98,6%</text:p>
          </table:table-cell>
          <table:table-cell office:value-type="float" office:value="1166170" table:style-name="ce35">
            <text:p>1.166.170</text:p>
          </table:table-cell>
          <table:table-cell office:value-type="percentage" office:value="0.92185821421146363" table:style-name="ce36">
            <text:p>92,2%</text:p>
          </table:table-cell>
          <table:table-cell office:value-type="float" office:value="1157363" table:style-name="ce35">
            <text:p>1.157.363</text:p>
          </table:table-cell>
          <table:table-cell office:value-type="percentage" office:value="0.83557237888000557" table:style-name="ce36">
            <text:p>83,6%</text:p>
          </table:table-cell>
          <table:table-cell office:value-type="float" office:value="747408" table:style-name="ce35">
            <text:p>747.408</text:p>
          </table:table-cell>
          <table:table-cell office:value-type="percentage" office:value="0.65549627834000024" table:style-name="ce36">
            <text:p>65,5%</text:p>
          </table:table-cell>
          <table:table-cell office:value-type="float" office:value="295211" table:style-name="ce35">
            <text:p>295.211</text:p>
          </table:table-cell>
          <table:table-cell office:value-type="percentage" office:value="0.31788510905895728" table:style-name="ce36">
            <text:p>31,8%</text:p>
          </table:table-cell>
          <table:table-cell office:value-type="float" office:value="9282" table:style-name="ce35">
            <text:p>9.282</text:p>
          </table:table-cell>
          <table:table-cell office:value-type="percentage" office:value="1.2328215835421905E-2" table:style-name="ce36">
            <text:p>1,2%</text:p>
          </table:table-cell>
          <table:table-cell office:value-type="float" office:value="5361032" table:style-name="ce35">
            <text:p>5.361.03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1941089442731621" table:style-name="ce36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89" table:style-name="ce38">
            <text:p>100.889</text:p>
          </table:table-cell>
          <table:table-cell office:value-type="percentage" office:value="1" table:style-name="ce39">
            <text:p>100,0%</text:p>
          </table:table-cell>
          <table:table-cell office:value-type="float" office:value="118500" table:style-name="ce38">
            <text:p>118.500</text:p>
          </table:table-cell>
          <table:table-cell office:value-type="percentage" office:value="0.99617502416880332" table:style-name="ce39">
            <text:p>99,6%</text:p>
          </table:table-cell>
          <table:table-cell office:value-type="float" office:value="150794" table:style-name="ce38">
            <text:p>150.794</text:p>
          </table:table-cell>
          <table:table-cell office:value-type="percentage" office:value="0.96435948761567336" table:style-name="ce39">
            <text:p>96,4%</text:p>
          </table:table-cell>
          <table:table-cell office:value-type="float" office:value="177868" table:style-name="ce38">
            <text:p>177.868</text:p>
          </table:table-cell>
          <table:table-cell office:value-type="percentage" office:value="0.89711801317422046" table:style-name="ce39">
            <text:p>89,7%</text:p>
          </table:table-cell>
          <table:table-cell office:value-type="float" office:value="174186" table:style-name="ce38">
            <text:p>174.186</text:p>
          </table:table-cell>
          <table:table-cell office:value-type="percentage" office:value="0.81038228739712392" table:style-name="ce39">
            <text:p>81,0%</text:p>
          </table:table-cell>
          <table:table-cell office:value-type="float" office:value="100872" table:style-name="ce38">
            <text:p>100.872</text:p>
          </table:table-cell>
          <table:table-cell office:value-type="percentage" office:value="0.61400241043059056" table:style-name="ce39">
            <text:p>61,4%</text:p>
          </table:table-cell>
          <table:table-cell office:value-type="float" office:value="53715" table:style-name="ce38">
            <text:p>53.715</text:p>
          </table:table-cell>
          <table:table-cell office:value-type="percentage" office:value="0.41192168771711873" table:style-name="ce39">
            <text:p>41,2%</text:p>
          </table:table-cell>
          <table:table-cell office:value-type="float" office:value="15183" table:style-name="ce38">
            <text:p>15.183</text:p>
          </table:table-cell>
          <table:table-cell office:value-type="percentage" office:value="0.14725193727026739" table:style-name="ce39">
            <text:p>14,7%</text:p>
          </table:table-cell>
          <table:table-cell office:value-type="float" office:value="892007" table:style-name="ce38">
            <text:p>892.007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5266341190110153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06" table:style-name="ce38">
            <text:p>88.606</text:p>
          </table:table-cell>
          <table:table-cell office:value-type="percentage" office:value="1" table:style-name="ce39">
            <text:p>100,0%</text:p>
          </table:table-cell>
          <table:table-cell office:value-type="float" office:value="113767" table:style-name="ce38">
            <text:p>113.767</text:p>
          </table:table-cell>
          <table:table-cell office:value-type="percentage" office:value="1" table:style-name="ce39">
            <text:p>100,0%</text:p>
          </table:table-cell>
          <table:table-cell office:value-type="float" office:value="144545" table:style-name="ce38">
            <text:p>144.545</text:p>
          </table:table-cell>
          <table:table-cell office:value-type="percentage" office:value="0.96587416138775295" table:style-name="ce39">
            <text:p>96,6%</text:p>
          </table:table-cell>
          <table:table-cell office:value-type="float" office:value="147195" table:style-name="ce38">
            <text:p>147.195</text:p>
          </table:table-cell>
          <table:table-cell office:value-type="percentage" office:value="0.90500783915890437" table:style-name="ce39">
            <text:p>90,5%</text:p>
          </table:table-cell>
          <table:table-cell office:value-type="float" office:value="139228" table:style-name="ce38">
            <text:p>139.228</text:p>
          </table:table-cell>
          <table:table-cell office:value-type="percentage" office:value="0.83373554580132103" table:style-name="ce39">
            <text:p>83,4%</text:p>
          </table:table-cell>
          <table:table-cell office:value-type="float" office:value="72934" table:style-name="ce38">
            <text:p>72.934</text:p>
          </table:table-cell>
          <table:table-cell office:value-type="percentage" office:value="0.63725087592069973" table:style-name="ce39">
            <text:p>63,7%</text:p>
          </table:table-cell>
          <table:table-cell office:value-type="float" office:value="20350" table:style-name="ce38">
            <text:p>20.350</text:p>
          </table:table-cell>
          <table:table-cell office:value-type="percentage" office:value="0.25723350735043166" table:style-name="ce39">
            <text:p>25,7%</text:p>
          </table:table-cell>
          <table:table-cell office:value-type="float" office:value="772" table:style-name="ce38">
            <text:p>772</text:p>
          </table:table-cell>
          <table:table-cell office:value-type="percentage" office:value="1.20625E-2" table:style-name="ce39">
            <text:p>1,2%</text:p>
          </table:table-cell>
          <table:table-cell office:value-type="float" office:value="727397" table:style-name="ce38">
            <text:p>727.39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7885851892064373" table:style-name="ce39">
            <text:p>7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39" table:style-name="ce38">
            <text:p>50.939</text:p>
          </table:table-cell>
          <table:table-cell office:value-type="percentage" office:value="1" table:style-name="ce39">
            <text:p>100,0%</text:p>
          </table:table-cell>
          <table:table-cell office:value-type="float" office:value="78027" table:style-name="ce38">
            <text:p>78.027</text:p>
          </table:table-cell>
          <table:table-cell office:value-type="percentage" office:value="0.96908688956232303" table:style-name="ce39">
            <text:p>96,9%</text:p>
          </table:table-cell>
          <table:table-cell office:value-type="float" office:value="104554" table:style-name="ce38">
            <text:p>104.554</text:p>
          </table:table-cell>
          <table:table-cell office:value-type="percentage" office:value="0.89186307376035345" table:style-name="ce39">
            <text:p>89,2%</text:p>
          </table:table-cell>
          <table:table-cell office:value-type="float" office:value="140293" table:style-name="ce38">
            <text:p>140.293</text:p>
          </table:table-cell>
          <table:table-cell office:value-type="percentage" office:value="0.8461733324487174" table:style-name="ce39">
            <text:p>84,6%</text:p>
          </table:table-cell>
          <table:table-cell office:value-type="float" office:value="149090" table:style-name="ce38">
            <text:p>149.090</text:p>
          </table:table-cell>
          <table:table-cell office:value-type="percentage" office:value="0.72313408222261022" table:style-name="ce39">
            <text:p>72,3%</text:p>
          </table:table-cell>
          <table:table-cell office:value-type="float" office:value="97269" table:style-name="ce38">
            <text:p>97.269</text:p>
          </table:table-cell>
          <table:table-cell office:value-type="percentage" office:value="0.53389649096807124" table:style-name="ce39">
            <text:p>53,4%</text:p>
          </table:table-cell>
          <table:table-cell office:value-type="float" office:value="67547" table:style-name="ce38">
            <text:p>67.547</text:p>
          </table:table-cell>
          <table:table-cell office:value-type="percentage" office:value="0.48967682069275492" table:style-name="ce39">
            <text:p>49,0%</text:p>
          </table:table-cell>
          <table:table-cell office:value-type="float" office:value="24738" table:style-name="ce38">
            <text:p>24.738</text:p>
          </table:table-cell>
          <table:table-cell office:value-type="percentage" office:value="0.25909090909090909" table:style-name="ce39">
            <text:p>25,9%</text:p>
          </table:table-cell>
          <table:table-cell office:value-type="float" office:value="712457" table:style-name="ce38">
            <text:p>712.45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8845271904505601" table:style-name="ce39">
            <text:p>6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921" table:style-name="ce38">
            <text:p>91.921</text:p>
          </table:table-cell>
          <table:table-cell office:value-type="percentage" office:value="1" table:style-name="ce39">
            <text:p>100,0%</text:p>
          </table:table-cell>
          <table:table-cell office:value-type="float" office:value="148920" table:style-name="ce38">
            <text:p>148.920</text:p>
          </table:table-cell>
          <table:table-cell office:value-type="percentage" office:value="0.96369013337129772" table:style-name="ce39">
            <text:p>96,4%</text:p>
          </table:table-cell>
          <table:table-cell office:value-type="float" office:value="215159" table:style-name="ce38">
            <text:p>215.159</text:p>
          </table:table-cell>
          <table:table-cell office:value-type="percentage" office:value="0.91521191703673455" table:style-name="ce39">
            <text:p>91,5%</text:p>
          </table:table-cell>
          <table:table-cell office:value-type="float" office:value="305115" table:style-name="ce38">
            <text:p>305.115</text:p>
          </table:table-cell>
          <table:table-cell office:value-type="percentage" office:value="0.87048374948646556" table:style-name="ce39">
            <text:p>87,0%</text:p>
          </table:table-cell>
          <table:table-cell office:value-type="float" office:value="286505" table:style-name="ce38">
            <text:p>286.505</text:p>
          </table:table-cell>
          <table:table-cell office:value-type="percentage" office:value="0.73855961476990339" table:style-name="ce39">
            <text:p>73,9%</text:p>
          </table:table-cell>
          <table:table-cell office:value-type="float" office:value="178394" table:style-name="ce38">
            <text:p>178.394</text:p>
          </table:table-cell>
          <table:table-cell office:value-type="percentage" office:value="0.57373590536898511" table:style-name="ce39">
            <text:p>57,4%</text:p>
          </table:table-cell>
          <table:table-cell office:value-type="float" office:value="118967" table:style-name="ce38">
            <text:p>118.967</text:p>
          </table:table-cell>
          <table:table-cell office:value-type="percentage" office:value="0.47256383367494481" table:style-name="ce39">
            <text:p>47,3%</text:p>
          </table:table-cell>
          <table:table-cell office:value-type="float" office:value="13033" table:style-name="ce38">
            <text:p>13.033</text:p>
          </table:table-cell>
          <table:table-cell office:value-type="percentage" office:value="7.2487305127449289E-2" table:style-name="ce39">
            <text:p>7,2%</text:p>
          </table:table-cell>
          <table:table-cell office:value-type="float" office:value="1358014" table:style-name="ce38">
            <text:p>1.358.01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9259078302751875" table:style-name="ce39">
            <text:p>6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74" table:style-name="ce38">
            <text:p>42.274</text:p>
          </table:table-cell>
          <table:table-cell office:value-type="percentage" office:value="1" table:style-name="ce39">
            <text:p>100,0%</text:p>
          </table:table-cell>
          <table:table-cell office:value-type="float" office:value="55824" table:style-name="ce38">
            <text:p>55.824</text:p>
          </table:table-cell>
          <table:table-cell office:value-type="percentage" office:value="1" table:style-name="ce39">
            <text:p>100,0%</text:p>
          </table:table-cell>
          <table:table-cell office:value-type="float" office:value="75162" table:style-name="ce38">
            <text:p>75.162</text:p>
          </table:table-cell>
          <table:table-cell office:value-type="percentage" office:value="0.97177580968388388" table:style-name="ce39">
            <text:p>97,2%</text:p>
          </table:table-cell>
          <table:table-cell office:value-type="float" office:value="81423" table:style-name="ce38">
            <text:p>81.423</text:p>
          </table:table-cell>
          <table:table-cell office:value-type="percentage" office:value="0.90506202480992393" table:style-name="ce39">
            <text:p>90,5%</text:p>
          </table:table-cell>
          <table:table-cell office:value-type="float" office:value="80753" table:style-name="ce38">
            <text:p>80.753</text:p>
          </table:table-cell>
          <table:table-cell office:value-type="percentage" office:value="0.82595710296719815" table:style-name="ce39">
            <text:p>82,6%</text:p>
          </table:table-cell>
          <table:table-cell office:value-type="float" office:value="30887" table:style-name="ce38">
            <text:p>30.887</text:p>
          </table:table-cell>
          <table:table-cell office:value-type="percentage" office:value="0.43828132760064137" table:style-name="ce39">
            <text:p>43,8%</text:p>
          </table:table-cell>
          <table:table-cell office:value-type="float" office:value="6347" table:style-name="ce38">
            <text:p>6.347</text:p>
          </table:table-cell>
          <table:table-cell office:value-type="percentage" office:value="0.12567072567072568" table:style-name="ce39">
            <text:p>12,6%</text:p>
          </table:table-cell>
          <table:table-cell office:value-type="float" office:value="535" table:style-name="ce38">
            <text:p>535</text:p>
          </table:table-cell>
          <table:table-cell office:value-type="percentage" office:value="1.2169324204444647E-2" table:style-name="ce39">
            <text:p>1,2%</text:p>
          </table:table-cell>
          <table:table-cell office:value-type="float" office:value="373205" table:style-name="ce38">
            <text:p>373.20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1205070526799807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23" table:style-name="ce38">
            <text:p>228.723</text:p>
          </table:table-cell>
          <table:table-cell office:value-type="percentage" office:value="1" table:style-name="ce39">
            <text:p>100,0%</text:p>
          </table:table-cell>
          <table:table-cell office:value-type="float" office:value="249281" table:style-name="ce38">
            <text:p>249.281</text:p>
          </table:table-cell>
          <table:table-cell office:value-type="percentage" office:value="1" table:style-name="ce39">
            <text:p>100,0%</text:p>
          </table:table-cell>
          <table:table-cell office:value-type="float" office:value="312889" table:style-name="ce38">
            <text:p>312.889</text:p>
          </table:table-cell>
          <table:table-cell office:value-type="percentage" office:value="0.98215176959899553" table:style-name="ce39">
            <text:p>98,2%</text:p>
          </table:table-cell>
          <table:table-cell office:value-type="float" office:value="341299" table:style-name="ce38">
            <text:p>341.299</text:p>
          </table:table-cell>
          <table:table-cell office:value-type="percentage" office:value="0.89538663343608582" table:style-name="ce39">
            <text:p>89,5%</text:p>
          </table:table-cell>
          <table:table-cell office:value-type="float" office:value="304763" table:style-name="ce38">
            <text:p>304.763</text:p>
          </table:table-cell>
          <table:table-cell office:value-type="percentage" office:value="0.83886266360220751" table:style-name="ce39">
            <text:p>83,9%</text:p>
          </table:table-cell>
          <table:table-cell office:value-type="float" office:value="156374" table:style-name="ce38">
            <text:p>156.374</text:p>
          </table:table-cell>
          <table:table-cell office:value-type="percentage" office:value="0.58395790621510701" table:style-name="ce39">
            <text:p>58,4%</text:p>
          </table:table-cell>
          <table:table-cell office:value-type="float" office:value="43413" table:style-name="ce38">
            <text:p>43.413</text:p>
          </table:table-cell>
          <table:table-cell office:value-type="percentage" office:value="0.2057429646550335" table:style-name="ce39">
            <text:p>20,6%</text:p>
          </table:table-cell>
          <table:table-cell office:value-type="float" office:value="1616" table:style-name="ce38">
            <text:p>1.616</text:p>
          </table:table-cell>
          <table:table-cell office:value-type="percentage" office:value="9.7736812183232338E-3" table:style-name="ce39">
            <text:p>1,0%</text:p>
          </table:table-cell>
          <table:table-cell office:value-type="float" office:value="1638358" table:style-name="ce38">
            <text:p>1.638.35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5283434416862383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87" table:style-name="ce38">
            <text:p>137.487</text:p>
          </table:table-cell>
          <table:table-cell office:value-type="percentage" office:value="1" table:style-name="ce39">
            <text:p>100,0%</text:p>
          </table:table-cell>
          <table:table-cell office:value-type="float" office:value="157619" table:style-name="ce38">
            <text:p>157.619</text:p>
          </table:table-cell>
          <table:table-cell office:value-type="percentage" office:value="0.99068516225542269" table:style-name="ce39">
            <text:p>99,1%</text:p>
          </table:table-cell>
          <table:table-cell office:value-type="float" office:value="217014" table:style-name="ce38">
            <text:p>217.014</text:p>
          </table:table-cell>
          <table:table-cell office:value-type="percentage" office:value="0.99345369980406872" table:style-name="ce39">
            <text:p>99,3%</text:p>
          </table:table-cell>
          <table:table-cell office:value-type="float" office:value="278660" table:style-name="ce38">
            <text:p>278.660</text:p>
          </table:table-cell>
          <table:table-cell office:value-type="percentage" office:value="0.90627622138819686" table:style-name="ce39">
            <text:p>90,6%</text:p>
          </table:table-cell>
          <table:table-cell office:value-type="float" office:value="270117" table:style-name="ce38">
            <text:p>270.117</text:p>
          </table:table-cell>
          <table:table-cell office:value-type="percentage" office:value="0.81703845979340906" table:style-name="ce39">
            <text:p>81,7%</text:p>
          </table:table-cell>
          <table:table-cell office:value-type="float" office:value="169696" table:style-name="ce38">
            <text:p>169.696</text:p>
          </table:table-cell>
          <table:table-cell office:value-type="percentage" office:value="0.63819240995708926" table:style-name="ce39">
            <text:p>63,8%</text:p>
          </table:table-cell>
          <table:table-cell office:value-type="float" office:value="96969" table:style-name="ce38">
            <text:p>96.969</text:p>
          </table:table-cell>
          <table:table-cell office:value-type="percentage" office:value="0.44463040318402119" table:style-name="ce39">
            <text:p>44,5%</text:p>
          </table:table-cell>
          <table:table-cell office:value-type="float" office:value="3597" table:style-name="ce38">
            <text:p>3.597</text:p>
          </table:table-cell>
          <table:table-cell office:value-type="percentage" office:value="2.0675740923826822E-2" table:style-name="ce39">
            <text:p>2,1%</text:p>
          </table:table-cell>
          <table:table-cell office:value-type="float" office:value="1331159" table:style-name="ce38">
            <text:p>1.331.15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3594138382471319" table:style-name="ce39">
            <text:p>7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546" table:style-name="ce38">
            <text:p>456.546</text:p>
          </table:table-cell>
          <table:table-cell office:value-type="percentage" office:value="1" table:style-name="ce39">
            <text:p>100,0%</text:p>
          </table:table-cell>
          <table:table-cell office:value-type="float" office:value="613161" table:style-name="ce38">
            <text:p>613.161</text:p>
          </table:table-cell>
          <table:table-cell office:value-type="percentage" office:value="0.96516405054683518" table:style-name="ce39">
            <text:p>96,5%</text:p>
          </table:table-cell>
          <table:table-cell office:value-type="float" office:value="773302" table:style-name="ce38">
            <text:p>773.302</text:p>
          </table:table-cell>
          <table:table-cell office:value-type="percentage" office:value="0.92325307073678575" table:style-name="ce39">
            <text:p>92,3%</text:p>
          </table:table-cell>
          <table:table-cell office:value-type="float" office:value="965572" table:style-name="ce38">
            <text:p>965.572</text:p>
          </table:table-cell>
          <table:table-cell office:value-type="percentage" office:value="0.88440161937386652" table:style-name="ce39">
            <text:p>88,4%</text:p>
          </table:table-cell>
          <table:table-cell office:value-type="float" office:value="1017060" table:style-name="ce38">
            <text:p>1.017.060</text:p>
          </table:table-cell>
          <table:table-cell office:value-type="percentage" office:value="0.77239881375046993" table:style-name="ce39">
            <text:p>77,2%</text:p>
          </table:table-cell>
          <table:table-cell office:value-type="float" office:value="556411" table:style-name="ce38">
            <text:p>556.411</text:p>
          </table:table-cell>
          <table:table-cell office:value-type="percentage" office:value="0.53262809050286608" table:style-name="ce39">
            <text:p>53,3%</text:p>
          </table:table-cell>
          <table:table-cell office:value-type="float" office:value="357685" table:style-name="ce38">
            <text:p>357.685</text:p>
          </table:table-cell>
          <table:table-cell office:value-type="percentage" office:value="0.42635603473451461" table:style-name="ce39">
            <text:p>42,6%</text:p>
          </table:table-cell>
          <table:table-cell office:value-type="float" office:value="100536" table:style-name="ce38">
            <text:p>100.536</text:p>
          </table:table-cell>
          <table:table-cell office:value-type="percentage" office:value="0.15321732610345554" table:style-name="ce39">
            <text:p>15,3%</text:p>
          </table:table-cell>
          <table:table-cell office:value-type="float" office:value="4840273" table:style-name="ce38">
            <text:p>4.840.27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0472034080915968" table:style-name="ce39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589" table:style-name="ce38">
            <text:p>295.589</text:p>
          </table:table-cell>
          <table:table-cell office:value-type="percentage" office:value="1" table:style-name="ce39">
            <text:p>100,0%</text:p>
          </table:table-cell>
          <table:table-cell office:value-type="float" office:value="431245" table:style-name="ce38">
            <text:p>431.245</text:p>
          </table:table-cell>
          <table:table-cell office:value-type="percentage" office:value="0.98488793272766306" table:style-name="ce39">
            <text:p>98,5%</text:p>
          </table:table-cell>
          <table:table-cell office:value-type="float" office:value="551446" table:style-name="ce38">
            <text:p>551.446</text:p>
          </table:table-cell>
          <table:table-cell office:value-type="percentage" office:value="0.94957708255844386" table:style-name="ce39">
            <text:p>95,0%</text:p>
          </table:table-cell>
          <table:table-cell office:value-type="float" office:value="695677" table:style-name="ce38">
            <text:p>695.677</text:p>
          </table:table-cell>
          <table:table-cell office:value-type="percentage" office:value="0.92469169278538521" table:style-name="ce39">
            <text:p>92,5%</text:p>
          </table:table-cell>
          <table:table-cell office:value-type="float" office:value="703102" table:style-name="ce38">
            <text:p>703.102</text:p>
          </table:table-cell>
          <table:table-cell office:value-type="percentage" office:value="0.82563634057783808" table:style-name="ce39">
            <text:p>82,6%</text:p>
          </table:table-cell>
          <table:table-cell office:value-type="float" office:value="331272" table:style-name="ce38">
            <text:p>331.272</text:p>
          </table:table-cell>
          <table:table-cell office:value-type="percentage" office:value="0.51062413006987184" table:style-name="ce39">
            <text:p>51,1%</text:p>
          </table:table-cell>
          <table:table-cell office:value-type="float" office:value="69140" table:style-name="ce38">
            <text:p>69.140</text:p>
          </table:table-cell>
          <table:table-cell office:value-type="percentage" office:value="0.13395953701227994" table:style-name="ce39">
            <text:p>13,4%</text:p>
          </table:table-cell>
          <table:table-cell office:value-type="float" office:value="3989" table:style-name="ce38">
            <text:p>3.989</text:p>
          </table:table-cell>
          <table:table-cell office:value-type="percentage" office:value="9.3962513927133701E-3" table:style-name="ce39">
            <text:p>0,9%</text:p>
          </table:table-cell>
          <table:table-cell office:value-type="float" office:value="3081460" table:style-name="ce38">
            <text:p>3.081.46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8652960849146671" table:style-name="ce39">
            <text:p>6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60" table:style-name="ce38">
            <text:p>78.060</text:p>
          </table:table-cell>
          <table:table-cell office:value-type="percentage" office:value="1" table:style-name="ce39">
            <text:p>100,0%</text:p>
          </table:table-cell>
          <table:table-cell office:value-type="float" office:value="95561" table:style-name="ce38">
            <text:p>95.561</text:p>
          </table:table-cell>
          <table:table-cell office:value-type="percentage" office:value="1" table:style-name="ce39">
            <text:p>100,0%</text:p>
          </table:table-cell>
          <table:table-cell office:value-type="float" office:value="130729" table:style-name="ce38">
            <text:p>130.729</text:p>
          </table:table-cell>
          <table:table-cell office:value-type="percentage" office:value="1" table:style-name="ce39">
            <text:p>100,0%</text:p>
          </table:table-cell>
          <table:table-cell office:value-type="float" office:value="157725" table:style-name="ce38">
            <text:p>157.725</text:p>
          </table:table-cell>
          <table:table-cell office:value-type="percentage" office:value="0.93209270990922843" table:style-name="ce39">
            <text:p>93,2%</text:p>
          </table:table-cell>
          <table:table-cell office:value-type="float" office:value="141002" table:style-name="ce38">
            <text:p>141.002</text:p>
          </table:table-cell>
          <table:table-cell office:value-type="percentage" office:value="0.88405833448280191" table:style-name="ce39">
            <text:p>88,4%</text:p>
          </table:table-cell>
          <table:table-cell office:value-type="float" office:value="94478" table:style-name="ce38">
            <text:p>94.478</text:p>
          </table:table-cell>
          <table:table-cell office:value-type="percentage" office:value="0.70781171570059709" table:style-name="ce39">
            <text:p>70,8%</text:p>
          </table:table-cell>
          <table:table-cell office:value-type="float" office:value="34142" table:style-name="ce38">
            <text:p>34.142</text:p>
          </table:table-cell>
          <table:table-cell office:value-type="percentage" office:value="0.30128838686904341" table:style-name="ce39">
            <text:p>30,1%</text:p>
          </table:table-cell>
          <table:table-cell office:value-type="float" office:value="1255" table:style-name="ce38">
            <text:p>1.255</text:p>
          </table:table-cell>
          <table:table-cell office:value-type="percentage" office:value="1.480825958702065E-2" table:style-name="ce39">
            <text:p>1,5%</text:p>
          </table:table-cell>
          <table:table-cell office:value-type="float" office:value="732952" table:style-name="ce38">
            <text:p>732.95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6874717469533904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260" table:style-name="ce38">
            <text:p>241.260</text:p>
          </table:table-cell>
          <table:table-cell office:value-type="percentage" office:value="1" table:style-name="ce39">
            <text:p>100,0%</text:p>
          </table:table-cell>
          <table:table-cell office:value-type="float" office:value="289608" table:style-name="ce38">
            <text:p>289.608</text:p>
          </table:table-cell>
          <table:table-cell office:value-type="percentage" office:value="0.99946852934477259" table:style-name="ce39">
            <text:p>99,9%</text:p>
          </table:table-cell>
          <table:table-cell office:value-type="float" office:value="337955" table:style-name="ce38">
            <text:p>337.955</text:p>
          </table:table-cell>
          <table:table-cell office:value-type="percentage" office:value="0.9741386516471765" table:style-name="ce39">
            <text:p>97,4%</text:p>
          </table:table-cell>
          <table:table-cell office:value-type="float" office:value="380416" table:style-name="ce38">
            <text:p>380.416</text:p>
          </table:table-cell>
          <table:table-cell office:value-type="percentage" office:value="0.93724146256735219" table:style-name="ce39">
            <text:p>93,7%</text:p>
          </table:table-cell>
          <table:table-cell office:value-type="float" office:value="385512" table:style-name="ce38">
            <text:p>385.512</text:p>
          </table:table-cell>
          <table:table-cell office:value-type="percentage" office:value="0.86979633185250704" table:style-name="ce39">
            <text:p>87,0%</text:p>
          </table:table-cell>
          <table:table-cell office:value-type="float" office:value="197342" table:style-name="ce38">
            <text:p>197.342</text:p>
          </table:table-cell>
          <table:table-cell office:value-type="percentage" office:value="0.61019517142433088" table:style-name="ce39">
            <text:p>61,0%</text:p>
          </table:table-cell>
          <table:table-cell office:value-type="float" office:value="24126" table:style-name="ce38">
            <text:p>24.126</text:p>
          </table:table-cell>
          <table:table-cell office:value-type="percentage" office:value="0.10445014957940263" table:style-name="ce39">
            <text:p>10,4%</text:p>
          </table:table-cell>
          <table:table-cell office:value-type="float" office:value="973" table:style-name="ce38">
            <text:p>973</text:p>
          </table:table-cell>
          <table:table-cell office:value-type="percentage" office:value="5.4053453476809237E-3" table:style-name="ce39">
            <text:p>0,5%</text:p>
          </table:table-cell>
          <table:table-cell office:value-type="float" office:value="1857192" table:style-name="ce38">
            <text:p>1.857.19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5664871458388416" table:style-name="ce39">
            <text:p>7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58" table:style-name="ce38">
            <text:p>28.558</text:p>
          </table:table-cell>
          <table:table-cell office:value-type="percentage" office:value="1" table:style-name="ce39">
            <text:p>100,0%</text:p>
          </table:table-cell>
          <table:table-cell office:value-type="float" office:value="36863" table:style-name="ce38">
            <text:p>36.863</text:p>
          </table:table-cell>
          <table:table-cell office:value-type="percentage" office:value="0.97733177793096138" table:style-name="ce39">
            <text:p>97,7%</text:p>
          </table:table-cell>
          <table:table-cell office:value-type="float" office:value="43303" table:style-name="ce38">
            <text:p>43.303</text:p>
          </table:table-cell>
          <table:table-cell office:value-type="percentage" office:value="0.90850537092984218" table:style-name="ce39">
            <text:p>90,9%</text:p>
          </table:table-cell>
          <table:table-cell office:value-type="float" office:value="43819" table:style-name="ce38">
            <text:p>43.819</text:p>
          </table:table-cell>
          <table:table-cell office:value-type="percentage" office:value="0.82760118609175215" table:style-name="ce39">
            <text:p>82,8%</text:p>
          </table:table-cell>
          <table:table-cell office:value-type="float" office:value="22874" table:style-name="ce38">
            <text:p>22.874</text:p>
          </table:table-cell>
          <table:table-cell office:value-type="percentage" office:value="0.58175436811719528" table:style-name="ce39">
            <text:p>58,2%</text:p>
          </table:table-cell>
          <table:table-cell office:value-type="float" office:value="5045" table:style-name="ce38">
            <text:p>5.045</text:p>
          </table:table-cell>
          <table:table-cell office:value-type="percentage" office:value="0.16563792763805896" table:style-name="ce39">
            <text:p>16,6%</text:p>
          </table:table-cell>
          <table:table-cell office:value-type="float" office:value="400" table:style-name="ce38">
            <text:p>400</text:p>
          </table:table-cell>
          <table:table-cell office:value-type="percentage" office:value="1.5666614444618518E-2" table:style-name="ce39">
            <text:p>1,6%</text:p>
          </table:table-cell>
          <table:table-cell office:value-type="float" office:value="204194" table:style-name="ce38">
            <text:p>204.19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1906891573053489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420" table:style-name="ce38">
            <text:p>372.420</text:p>
          </table:table-cell>
          <table:table-cell office:value-type="percentage" office:value="1" table:style-name="ce39">
            <text:p>100,0%</text:p>
          </table:table-cell>
          <table:table-cell office:value-type="float" office:value="507795" table:style-name="ce38">
            <text:p>507.795</text:p>
          </table:table-cell>
          <table:table-cell office:value-type="percentage" office:value="0.9652410940520566" table:style-name="ce39">
            <text:p>96,5%</text:p>
          </table:table-cell>
          <table:table-cell office:value-type="float" office:value="675260" table:style-name="ce38">
            <text:p>675.260</text:p>
          </table:table-cell>
          <table:table-cell office:value-type="percentage" office:value="0.96009941378285657" table:style-name="ce39">
            <text:p>96,0%</text:p>
          </table:table-cell>
          <table:table-cell office:value-type="float" office:value="908884" table:style-name="ce38">
            <text:p>908.884</text:p>
          </table:table-cell>
          <table:table-cell office:value-type="percentage" office:value="0.93431320243055238" table:style-name="ce39">
            <text:p>93,4%</text:p>
          </table:table-cell>
          <table:table-cell office:value-type="float" office:value="946619" table:style-name="ce38">
            <text:p>946.619</text:p>
          </table:table-cell>
          <table:table-cell office:value-type="percentage" office:value="0.81187182185491746" table:style-name="ce39">
            <text:p>81,2%</text:p>
          </table:table-cell>
          <table:table-cell office:value-type="float" office:value="579313" table:style-name="ce38">
            <text:p>579.313</text:p>
          </table:table-cell>
          <table:table-cell office:value-type="percentage" office:value="0.61003432879828146" table:style-name="ce39">
            <text:p>61,0%</text:p>
          </table:table-cell>
          <table:table-cell office:value-type="float" office:value="341142" table:style-name="ce38">
            <text:p>341.142</text:p>
          </table:table-cell>
          <table:table-cell office:value-type="percentage" office:value="0.45946597528536315" table:style-name="ce39">
            <text:p>45,9%</text:p>
          </table:table-cell>
          <table:table-cell office:value-type="float" office:value="54468" table:style-name="ce38">
            <text:p>54.468</text:p>
          </table:table-cell>
          <table:table-cell office:value-type="percentage" office:value="9.8399037471411377E-2" table:style-name="ce39">
            <text:p>9,8%</text:p>
          </table:table-cell>
          <table:table-cell office:value-type="float" office:value="4385901" table:style-name="ce38">
            <text:p>4.385.90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3368136867283817" table:style-name="ce39">
            <text:p>7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38" table:style-name="ce38">
            <text:p>73.538</text:p>
          </table:table-cell>
          <table:table-cell office:value-type="percentage" office:value="1" table:style-name="ce39">
            <text:p>100,0%</text:p>
          </table:table-cell>
          <table:table-cell office:value-type="float" office:value="102088" table:style-name="ce38">
            <text:p>102.088</text:p>
          </table:table-cell>
          <table:table-cell office:value-type="percentage" office:value="0.99211848511647338" table:style-name="ce39">
            <text:p>99,2%</text:p>
          </table:table-cell>
          <table:table-cell office:value-type="float" office:value="142109" table:style-name="ce38">
            <text:p>142.109</text:p>
          </table:table-cell>
          <table:table-cell office:value-type="percentage" office:value="0.96732671245464885" table:style-name="ce39">
            <text:p>96,7%</text:p>
          </table:table-cell>
          <table:table-cell office:value-type="float" office:value="198668" table:style-name="ce38">
            <text:p>198.668</text:p>
          </table:table-cell>
          <table:table-cell office:value-type="percentage" office:value="0.93159395280789281" table:style-name="ce39">
            <text:p>93,2%</text:p>
          </table:table-cell>
          <table:table-cell office:value-type="float" office:value="213259" table:style-name="ce38">
            <text:p>213.259</text:p>
          </table:table-cell>
          <table:table-cell office:value-type="percentage" office:value="0.83908371597083697" table:style-name="ce39">
            <text:p>83,9%</text:p>
          </table:table-cell>
          <table:table-cell office:value-type="float" office:value="131055" table:style-name="ce38">
            <text:p>131.055</text:p>
          </table:table-cell>
          <table:table-cell office:value-type="percentage" office:value="0.62704841557298219" table:style-name="ce39">
            <text:p>62,7%</text:p>
          </table:table-cell>
          <table:table-cell office:value-type="float" office:value="61199" table:style-name="ce38">
            <text:p>61.199</text:p>
          </table:table-cell>
          <table:table-cell office:value-type="percentage" office:value="0.35529585249175605" table:style-name="ce39">
            <text:p>35,5%</text:p>
          </table:table-cell>
          <table:table-cell office:value-type="float" office:value="1662" table:style-name="ce38">
            <text:p>1.662</text:p>
          </table:table-cell>
          <table:table-cell office:value-type="percentage" office:value="1.1712968835891581E-2" table:style-name="ce39">
            <text:p>1,2%</text:p>
          </table:table-cell>
          <table:table-cell office:value-type="float" office:value="923578" table:style-name="ce38">
            <text:p>923.57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0494765051288533" table:style-name="ce39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03" table:style-name="ce38">
            <text:p>42.403</text:p>
          </table:table-cell>
          <table:table-cell office:value-type="percentage" office:value="1" table:style-name="ce39">
            <text:p>100,0%</text:p>
          </table:table-cell>
          <table:table-cell office:value-type="float" office:value="55690" table:style-name="ce38">
            <text:p>55.690</text:p>
          </table:table-cell>
          <table:table-cell office:value-type="percentage" office:value="0.99817178090048753" table:style-name="ce39">
            <text:p>99,8%</text:p>
          </table:table-cell>
          <table:table-cell office:value-type="float" office:value="69921" table:style-name="ce38">
            <text:p>69.921</text:p>
          </table:table-cell>
          <table:table-cell office:value-type="percentage" office:value="0.94687449217268838" table:style-name="ce39">
            <text:p>94,7%</text:p>
          </table:table-cell>
          <table:table-cell office:value-type="float" office:value="88363" table:style-name="ce38">
            <text:p>88.363</text:p>
          </table:table-cell>
          <table:table-cell office:value-type="percentage" office:value="0.91384160340869136" table:style-name="ce39">
            <text:p>91,4%</text:p>
          </table:table-cell>
          <table:table-cell office:value-type="float" office:value="89641" table:style-name="ce38">
            <text:p>89.641</text:p>
          </table:table-cell>
          <table:table-cell office:value-type="percentage" office:value="0.82999388900205551" table:style-name="ce39">
            <text:p>83,0%</text:p>
          </table:table-cell>
          <table:table-cell office:value-type="float" office:value="51530" table:style-name="ce38">
            <text:p>51.530</text:p>
          </table:table-cell>
          <table:table-cell office:value-type="percentage" office:value="0.63350585805436377" table:style-name="ce39">
            <text:p>63,4%</text:p>
          </table:table-cell>
          <table:table-cell office:value-type="float" office:value="27432" table:style-name="ce38">
            <text:p>27.432</text:p>
          </table:table-cell>
          <table:table-cell office:value-type="percentage" office:value="0.40265973842969749" table:style-name="ce39">
            <text:p>40,3%</text:p>
          </table:table-cell>
          <table:table-cell office:value-type="float" office:value="3056" table:style-name="ce38">
            <text:p>3.056</text:p>
          </table:table-cell>
          <table:table-cell office:value-type="percentage" office:value="5.4195928211676243E-2" table:style-name="ce39">
            <text:p>5,4%</text:p>
          </table:table-cell>
          <table:table-cell office:value-type="float" office:value="428036" table:style-name="ce38">
            <text:p>428.03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3627428382706583" table:style-name="ce39">
            <text:p>73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59" table:style-name="ce38">
            <text:p>163.659</text:p>
          </table:table-cell>
          <table:table-cell office:value-type="percentage" office:value="1" table:style-name="ce39">
            <text:p>100,0%</text:p>
          </table:table-cell>
          <table:table-cell office:value-type="float" office:value="212878" table:style-name="ce38">
            <text:p>212.878</text:p>
          </table:table-cell>
          <table:table-cell office:value-type="percentage" office:value="0.99904731064712482" table:style-name="ce39">
            <text:p>99,9%</text:p>
          </table:table-cell>
          <table:table-cell office:value-type="float" office:value="273288" table:style-name="ce38">
            <text:p>273.288</text:p>
          </table:table-cell>
          <table:table-cell office:value-type="percentage" office:value="0.97561393550598141" table:style-name="ce39">
            <text:p>97,6%</text:p>
          </table:table-cell>
          <table:table-cell office:value-type="float" office:value="309579" table:style-name="ce38">
            <text:p>309.579</text:p>
          </table:table-cell>
          <table:table-cell office:value-type="percentage" office:value="0.91058806919291602" table:style-name="ce39">
            <text:p>91,1%</text:p>
          </table:table-cell>
          <table:table-cell office:value-type="float" office:value="297406" table:style-name="ce38">
            <text:p>297.406</text:p>
          </table:table-cell>
          <table:table-cell office:value-type="percentage" office:value="0.82126180160327833" table:style-name="ce39">
            <text:p>82,1%</text:p>
          </table:table-cell>
          <table:table-cell office:value-type="float" office:value="152937" table:style-name="ce38">
            <text:p>152.937</text:p>
          </table:table-cell>
          <table:table-cell office:value-type="percentage" office:value="0.58699331780166808" table:style-name="ce39">
            <text:p>58,7%</text:p>
          </table:table-cell>
          <table:table-cell office:value-type="float" office:value="46294" table:style-name="ce38">
            <text:p>46.294</text:p>
          </table:table-cell>
          <table:table-cell office:value-type="percentage" office:value="0.22970813857711353" table:style-name="ce39">
            <text:p>23,0%</text:p>
          </table:table-cell>
          <table:table-cell office:value-type="float" office:value="7314" table:style-name="ce38">
            <text:p>7.314</text:p>
          </table:table-cell>
          <table:table-cell office:value-type="percentage" office:value="4.3379239172983169E-2" table:style-name="ce39">
            <text:p>4,3%</text:p>
          </table:table-cell>
          <table:table-cell office:value-type="float" office:value="1463355" table:style-name="ce38">
            <text:p>1.463.35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759931610938423" table:style-name="ce39">
            <text:p>73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3" table:style-name="ce38">
            <text:p>2.373</text:p>
          </table:table-cell>
          <table:table-cell office:value-type="percentage" office:value="0.91094049904030705" table:style-name="ce39">
            <text:p>91,1%</text:p>
          </table:table-cell>
          <table:table-cell office:value-type="float" office:value="3817" table:style-name="ce38">
            <text:p>3.817</text:p>
          </table:table-cell>
          <table:table-cell office:value-type="percentage" office:value="0.88397406206577123" table:style-name="ce39">
            <text:p>88,4%</text:p>
          </table:table-cell>
          <table:table-cell office:value-type="float" office:value="7301" table:style-name="ce38">
            <text:p>7.301</text:p>
          </table:table-cell>
          <table:table-cell office:value-type="percentage" office:value="0.92923507700140007" table:style-name="ce39">
            <text:p>92,9%</text:p>
          </table:table-cell>
          <table:table-cell office:value-type="float" office:value="9764" table:style-name="ce38">
            <text:p>9.764</text:p>
          </table:table-cell>
          <table:table-cell office:value-type="percentage" office:value="0.84492904119072343" table:style-name="ce39">
            <text:p>84,5%</text:p>
          </table:table-cell>
          <table:table-cell office:value-type="float" office:value="9832" table:style-name="ce38">
            <text:p>9.832</text:p>
          </table:table-cell>
          <table:table-cell office:value-type="percentage" office:value="0.77772504350577443" table:style-name="ce39">
            <text:p>77,8%</text:p>
          </table:table-cell>
          <table:table-cell office:value-type="float" office:value="7440" table:style-name="ce38">
            <text:p>7.440</text:p>
          </table:table-cell>
          <table:table-cell office:value-type="percentage" office:value="0.62552547502942657" table:style-name="ce39">
            <text:p>62,6%</text:p>
          </table:table-cell>
          <table:table-cell office:value-type="float" office:value="6536" table:style-name="ce38">
            <text:p>6.536</text:p>
          </table:table-cell>
          <table:table-cell office:value-type="percentage" office:value="0.59596972736390996" table:style-name="ce39">
            <text:p>59,6%</text:p>
          </table:table-cell>
          <table:table-cell office:value-type="float" office:value="2879" table:style-name="ce38">
            <text:p>2.879</text:p>
          </table:table-cell>
          <table:table-cell office:value-type="percentage" office:value="0.31547227701073854" table:style-name="ce39">
            <text:p>31,5%</text:p>
          </table:table-cell>
          <table:table-cell office:value-type="float" office:value="49942" table:style-name="ce38">
            <text:p>49.94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0375537236665964" table:style-name="ce39">
            <text:p>70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3" table:style-name="ce38">
            <text:p>1.983</text:p>
          </table:table-cell>
          <table:table-cell office:value-type="percentage" office:value="0.84418901660280976" table:style-name="ce39">
            <text:p>84,4%</text:p>
          </table:table-cell>
          <table:table-cell office:value-type="float" office:value="3258" table:style-name="ce38">
            <text:p>3.258</text:p>
          </table:table-cell>
          <table:table-cell office:value-type="percentage" office:value="0.86926360725720386" table:style-name="ce39">
            <text:p>86,9%</text:p>
          </table:table-cell>
          <table:table-cell office:value-type="float" office:value="6905" table:style-name="ce38">
            <text:p>6.905</text:p>
          </table:table-cell>
          <table:table-cell office:value-type="percentage" office:value="0.88220263191516546" table:style-name="ce39">
            <text:p>88,2%</text:p>
          </table:table-cell>
          <table:table-cell office:value-type="float" office:value="9220" table:style-name="ce38">
            <text:p>9.220</text:p>
          </table:table-cell>
          <table:table-cell office:value-type="percentage" office:value="0.81600141605451815" table:style-name="ce39">
            <text:p>81,6%</text:p>
          </table:table-cell>
          <table:table-cell office:value-type="float" office:value="9348" table:style-name="ce38">
            <text:p>9.348</text:p>
          </table:table-cell>
          <table:table-cell office:value-type="percentage" office:value="0.77887018830194965" table:style-name="ce39">
            <text:p>77,9%</text:p>
          </table:table-cell>
          <table:table-cell office:value-type="float" office:value="7470" table:style-name="ce38">
            <text:p>7.470</text:p>
          </table:table-cell>
          <table:table-cell office:value-type="percentage" office:value="0.61567625484216604" table:style-name="ce39">
            <text:p>61,6%</text:p>
          </table:table-cell>
          <table:table-cell office:value-type="float" office:value="6826" table:style-name="ce38">
            <text:p>6.826</text:p>
          </table:table-cell>
          <table:table-cell office:value-type="percentage" office:value="0.56907044601917467" table:style-name="ce39">
            <text:p>56,9%</text:p>
          </table:table-cell>
          <table:table-cell office:value-type="float" office:value="3028" table:style-name="ce38">
            <text:p>3.028</text:p>
          </table:table-cell>
          <table:table-cell office:value-type="percentage" office:value="0.3162732400250679" table:style-name="ce39">
            <text:p>31,6%</text:p>
          </table:table-cell>
          <table:table-cell office:value-type="float" office:value="48038" table:style-name="ce38">
            <text:p>48.03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728791574435687" table:style-name="ce39">
            <text:p>67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66" table:style-name="ce38">
            <text:p>3.466</text:p>
          </table:table-cell>
          <table:table-cell office:value-type="string" table:style-name="ce39">
            <text:p>-</text:p>
          </table:table-cell>
          <table:table-cell office:value-type="float" office:value="9338" table:style-name="ce38">
            <text:p>9.338</text:p>
          </table:table-cell>
          <table:table-cell office:value-type="string" table:style-name="ce39">
            <text:p>-</text:p>
          </table:table-cell>
          <table:table-cell office:value-type="float" office:value="21422" table:style-name="ce38">
            <text:p>21.422</text:p>
          </table:table-cell>
          <table:table-cell office:value-type="string" table:style-name="ce39">
            <text:p>-</text:p>
          </table:table-cell>
          <table:table-cell office:value-type="float" office:value="30382" table:style-name="ce38">
            <text:p>30.382</text:p>
          </table:table-cell>
          <table:table-cell office:value-type="string" table:style-name="ce39">
            <text:p>-</text:p>
          </table:table-cell>
          <table:table-cell office:value-type="float" office:value="23167" table:style-name="ce38">
            <text:p>23.167</text:p>
          </table:table-cell>
          <table:table-cell office:value-type="string" table:style-name="ce39">
            <text:p>-</text:p>
          </table:table-cell>
          <table:table-cell office:value-type="float" office:value="917" table:style-name="ce38">
            <text:p>917</text:p>
          </table:table-cell>
          <table:table-cell office:value-type="string" table:style-name="ce39">
            <text:p>-</text:p>
          </table:table-cell>
          <table:table-cell office:value-type="float" office:value="88741" table:style-name="ce38">
            <text:p>88.74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0" table:style-name="ce41">
            <text:p>120</text:p>
          </table:table-cell>
          <table:table-cell office:value-type="string" table:style-name="ce42">
            <text:p>-</text:p>
          </table:table-cell>
          <table:table-cell office:value-type="float" office:value="370" table:style-name="ce41">
            <text:p>370</text:p>
          </table:table-cell>
          <table:table-cell office:value-type="string" table:style-name="ce42">
            <text:p>-</text:p>
          </table:table-cell>
          <table:table-cell office:value-type="float" office:value="707" table:style-name="ce41">
            <text:p>707</text:p>
          </table:table-cell>
          <table:table-cell office:value-type="string" table:style-name="ce42">
            <text:p>-</text:p>
          </table:table-cell>
          <table:table-cell office:value-type="float" office:value="763" table:style-name="ce41">
            <text:p>763</text:p>
          </table:table-cell>
          <table:table-cell office:value-type="string" table:style-name="ce42">
            <text:p>-</text:p>
          </table:table-cell>
          <table:table-cell office:value-type="float" office:value="653" table:style-name="ce41">
            <text:p>653</text:p>
          </table:table-cell>
          <table:table-cell office:value-type="string" table:style-name="ce42">
            <text:p>-</text:p>
          </table:table-cell>
          <table:table-cell office:value-type="float" office:value="65" table:style-name="ce41">
            <text:p>65</text:p>
          </table:table-cell>
          <table:table-cell office:value-type="string" table:style-name="ce42">
            <text:p>-</text:p>
          </table:table-cell>
          <table:table-cell office:value-type="float" office:value="2712" table:style-name="ce41">
            <text:p>2.71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4409" table:style-name="ce45">
            <text:p>2.924.409</text:p>
          </table:table-cell>
          <table:table-cell office:value-type="percentage" office:value="1" table:style-name="ce46">
            <text:p>100,0%</text:p>
          </table:table-cell>
          <table:table-cell office:value-type="float" office:value="3915401" table:style-name="ce45">
            <text:p>3.915.401</text:p>
          </table:table-cell>
          <table:table-cell office:value-type="percentage" office:value="0.98872639073545876" table:style-name="ce46">
            <text:p>98,9%</text:p>
          </table:table-cell>
          <table:table-cell office:value-type="float" office:value="5132252" table:style-name="ce45">
            <text:p>5.132.252</text:p>
          </table:table-cell>
          <table:table-cell office:value-type="percentage" office:value="0.96163864773113517" table:style-name="ce46">
            <text:p>96,2%</text:p>
          </table:table-cell>
          <table:table-cell office:value-type="float" office:value="6414902" table:style-name="ce45">
            <text:p>6.414.902</text:p>
          </table:table-cell>
          <table:table-cell office:value-type="percentage" office:value="0.91207491896414006" table:style-name="ce46">
            <text:p>91,2%</text:p>
          </table:table-cell>
          <table:table-cell office:value-type="float" office:value="6440734" table:style-name="ce45">
            <text:p>6.440.734</text:p>
          </table:table-cell>
          <table:table-cell office:value-type="percentage" office:value="0.81613642218436833" table:style-name="ce46">
            <text:p>81,6%</text:p>
          </table:table-cell>
          <table:table-cell office:value-type="float" office:value="3717101" table:style-name="ce45">
            <text:p>3.717.101</text:p>
          </table:table-cell>
          <table:table-cell office:value-type="percentage" office:value="0.59660683265592929" table:style-name="ce46">
            <text:p>59,7%</text:p>
          </table:table-cell>
          <table:table-cell office:value-type="float" office:value="1705906" table:style-name="ce45">
            <text:p>1.705.906</text:p>
          </table:table-cell>
          <table:table-cell office:value-type="percentage" office:value="0.34500105164380018" table:style-name="ce46">
            <text:p>34,5%</text:p>
          </table:table-cell>
          <table:table-cell office:value-type="float" office:value="249298" table:style-name="ce45">
            <text:p>249.298</text:p>
          </table:table-cell>
          <table:table-cell office:value-type="percentage" office:value="6.4108544634357209E-2" table:style-name="ce46">
            <text:p>6,4%</text:p>
          </table:table-cell>
          <table:table-cell office:value-type="float" office:value="30500003" table:style-name="ce45">
            <text:p>30.500.00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2412460288595204" table:style-name="ce46">
            <text:p>72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382" table:style-name="ce35">
            <text:p>425.382</text:p>
          </table:table-cell>
          <table:table-cell office:value-type="percentage" office:value="1" table:style-name="ce36">
            <text:p>100,0%</text:p>
          </table:table-cell>
          <table:table-cell office:value-type="float" office:value="643335" table:style-name="ce35">
            <text:p>643.335</text:p>
          </table:table-cell>
          <table:table-cell office:value-type="percentage" office:value="0.98916635018550669" table:style-name="ce36">
            <text:p>98,9%</text:p>
          </table:table-cell>
          <table:table-cell office:value-type="float" office:value="766371" table:style-name="ce35">
            <text:p>766.371</text:p>
          </table:table-cell>
          <table:table-cell office:value-type="percentage" office:value="0.83651531904814402" table:style-name="ce36">
            <text:p>83,7%</text:p>
          </table:table-cell>
          <table:table-cell office:value-type="float" office:value="1101036" table:style-name="ce35">
            <text:p>1.101.036</text:p>
          </table:table-cell>
          <table:table-cell office:value-type="percentage" office:value="0.8703697408975819" table:style-name="ce36">
            <text:p>87,0%</text:p>
          </table:table-cell>
          <table:table-cell office:value-type="float" office:value="1046935" table:style-name="ce35">
            <text:p>1.046.935</text:p>
          </table:table-cell>
          <table:table-cell office:value-type="percentage" office:value="0.75584753312723718" table:style-name="ce36">
            <text:p>75,6%</text:p>
          </table:table-cell>
          <table:table-cell office:value-type="float" office:value="378606" table:style-name="ce35">
            <text:p>378.606</text:p>
          </table:table-cell>
          <table:table-cell office:value-type="percentage" office:value="0.33204732081700239" table:style-name="ce36">
            <text:p>33,2%</text:p>
          </table:table-cell>
          <table:table-cell office:value-type="float" office:value="107800" table:style-name="ce35">
            <text:p>107.800</text:p>
          </table:table-cell>
          <table:table-cell office:value-type="percentage" office:value="0.11607973536404673" table:style-name="ce36">
            <text:p>11,6%</text:p>
          </table:table-cell>
          <table:table-cell office:value-type="float" office:value="5688" table:style-name="ce35">
            <text:p>5.688</text:p>
          </table:table-cell>
          <table:table-cell office:value-type="percentage" office:value="7.5547179133677866E-3" table:style-name="ce36">
            <text:p>0,8%</text:p>
          </table:table-cell>
          <table:table-cell office:value-type="float" office:value="4475153" table:style-name="ce35">
            <text:p>4.475.15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0053247628984263" table:style-name="ce36">
            <text:p>6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89" table:style-name="ce38">
            <text:p>99.189</text:p>
          </table:table-cell>
          <table:table-cell office:value-type="percentage" office:value="1" table:style-name="ce39">
            <text:p>100,0%</text:p>
          </table:table-cell>
          <table:table-cell office:value-type="float" office:value="117416" table:style-name="ce38">
            <text:p>117.416</text:p>
          </table:table-cell>
          <table:table-cell office:value-type="percentage" office:value="0.98706233449623804" table:style-name="ce39">
            <text:p>98,7%</text:p>
          </table:table-cell>
          <table:table-cell office:value-type="float" office:value="115838" table:style-name="ce38">
            <text:p>115.838</text:p>
          </table:table-cell>
          <table:table-cell office:value-type="percentage" office:value="0.74080848260822296" table:style-name="ce39">
            <text:p>74,1%</text:p>
          </table:table-cell>
          <table:table-cell office:value-type="float" office:value="172555" table:style-name="ce38">
            <text:p>172.555</text:p>
          </table:table-cell>
          <table:table-cell office:value-type="percentage" office:value="0.87032068029818521" table:style-name="ce39">
            <text:p>87,0%</text:p>
          </table:table-cell>
          <table:table-cell office:value-type="float" office:value="158923" table:style-name="ce38">
            <text:p>158.923</text:p>
          </table:table-cell>
          <table:table-cell office:value-type="percentage" office:value="0.73937276394206841" table:style-name="ce39">
            <text:p>73,9%</text:p>
          </table:table-cell>
          <table:table-cell office:value-type="float" office:value="40690" table:style-name="ce38">
            <text:p>40.690</text:p>
          </table:table-cell>
          <table:table-cell office:value-type="percentage" office:value="0.24767783012551284" table:style-name="ce39">
            <text:p>24,8%</text:p>
          </table:table-cell>
          <table:table-cell office:value-type="float" office:value="26858" table:style-name="ce38">
            <text:p>26.858</text:p>
          </table:table-cell>
          <table:table-cell office:value-type="percentage" office:value="0.20596467818498324" table:style-name="ce39">
            <text:p>20,6%</text:p>
          </table:table-cell>
          <table:table-cell office:value-type="float" office:value="6324" table:style-name="ce38">
            <text:p>6.324</text:p>
          </table:table-cell>
          <table:table-cell office:value-type="percentage" office:value="6.1333152295143974E-2" table:style-name="ce39">
            <text:p>6,1%</text:p>
          </table:table-cell>
          <table:table-cell office:value-type="float" office:value="737793" table:style-name="ce38">
            <text:p>737.79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2253972968457572" table:style-name="ce39">
            <text:p>62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483" table:style-name="ce38">
            <text:p>87.483</text:p>
          </table:table-cell>
          <table:table-cell office:value-type="percentage" office:value="0.99609455058866392" table:style-name="ce39">
            <text:p>99,6%</text:p>
          </table:table-cell>
          <table:table-cell office:value-type="float" office:value="112660" table:style-name="ce38">
            <text:p>112.660</text:p>
          </table:table-cell>
          <table:table-cell office:value-type="percentage" office:value="1" table:style-name="ce39">
            <text:p>100,0%</text:p>
          </table:table-cell>
          <table:table-cell office:value-type="float" office:value="128302" table:style-name="ce38">
            <text:p>128.302</text:p>
          </table:table-cell>
          <table:table-cell office:value-type="percentage" office:value="0.85733568545692673" table:style-name="ce39">
            <text:p>85,7%</text:p>
          </table:table-cell>
          <table:table-cell office:value-type="float" office:value="144256" table:style-name="ce38">
            <text:p>144.256</text:p>
          </table:table-cell>
          <table:table-cell office:value-type="percentage" office:value="0.88693780933935873" table:style-name="ce39">
            <text:p>88,7%</text:p>
          </table:table-cell>
          <table:table-cell office:value-type="float" office:value="131516" table:style-name="ce38">
            <text:p>131.516</text:p>
          </table:table-cell>
          <table:table-cell office:value-type="percentage" office:value="0.78755396932805566" table:style-name="ce39">
            <text:p>78,8%</text:p>
          </table:table-cell>
          <table:table-cell office:value-type="float" office:value="44058" table:style-name="ce38">
            <text:p>44.058</text:p>
          </table:table-cell>
          <table:table-cell office:value-type="percentage" office:value="0.38495076495618213" table:style-name="ce39">
            <text:p>38,5%</text:p>
          </table:table-cell>
          <table:table-cell office:value-type="float" office:value="10308" table:style-name="ce38">
            <text:p>10.308</text:p>
          </table:table-cell>
          <table:table-cell office:value-type="percentage" office:value="0.13029793581170759" table:style-name="ce39">
            <text:p>13,0%</text:p>
          </table:table-cell>
          <table:table-cell office:value-type="float" office:value="588" table:style-name="ce38">
            <text:p>588</text:p>
          </table:table-cell>
          <table:table-cell office:value-type="percentage" office:value="9.1874999999999995E-3" table:style-name="ce39">
            <text:p>0,9%</text:p>
          </table:table-cell>
          <table:table-cell office:value-type="float" office:value="659171" table:style-name="ce38">
            <text:p>659.17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0580570001723908" table:style-name="ce39">
            <text:p>7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22" table:style-name="ce38">
            <text:p>50.222</text:p>
          </table:table-cell>
          <table:table-cell office:value-type="percentage" office:value="1" table:style-name="ce39">
            <text:p>100,0%</text:p>
          </table:table-cell>
          <table:table-cell office:value-type="float" office:value="77434" table:style-name="ce38">
            <text:p>77.434</text:p>
          </table:table-cell>
          <table:table-cell office:value-type="percentage" office:value="0.96172189378508621" table:style-name="ce39">
            <text:p>96,2%</text:p>
          </table:table-cell>
          <table:table-cell office:value-type="float" office:value="91089" table:style-name="ce38">
            <text:p>91.089</text:p>
          </table:table-cell>
          <table:table-cell office:value-type="percentage" office:value="0.77700437597563787" table:style-name="ce39">
            <text:p>77,7%</text:p>
          </table:table-cell>
          <table:table-cell office:value-type="float" office:value="136891" table:style-name="ce38">
            <text:p>136.891</text:p>
          </table:table-cell>
          <table:table-cell office:value-type="percentage" office:value="0.82565426394928743" table:style-name="ce39">
            <text:p>82,6%</text:p>
          </table:table-cell>
          <table:table-cell office:value-type="float" office:value="140804" table:style-name="ce38">
            <text:p>140.804</text:p>
          </table:table-cell>
          <table:table-cell office:value-type="percentage" office:value="0.68294433773742313" table:style-name="ce39">
            <text:p>68,3%</text:p>
          </table:table-cell>
          <table:table-cell office:value-type="float" office:value="62881" table:style-name="ce38">
            <text:p>62.881</text:p>
          </table:table-cell>
          <table:table-cell office:value-type="percentage" office:value="0.34514537261165723" table:style-name="ce39">
            <text:p>34,5%</text:p>
          </table:table-cell>
          <table:table-cell office:value-type="float" office:value="19772" table:style-name="ce38">
            <text:p>19.772</text:p>
          </table:table-cell>
          <table:table-cell office:value-type="percentage" office:value="0.14333560481941685" table:style-name="ce39">
            <text:p>14,3%</text:p>
          </table:table-cell>
          <table:table-cell office:value-type="float" office:value="3914" table:style-name="ce38">
            <text:p>3.914</text:p>
          </table:table-cell>
          <table:table-cell office:value-type="percentage" office:value="4.0992878089652282E-2" table:style-name="ce39">
            <text:p>4,1%</text:p>
          </table:table-cell>
          <table:table-cell office:value-type="float" office:value="583007" table:style-name="ce38">
            <text:p>583.00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6336418109766762" table:style-name="ce39">
            <text:p>5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232" table:style-name="ce38">
            <text:p>90.232</text:p>
          </table:table-cell>
          <table:table-cell office:value-type="percentage" office:value="0.9999556717939625" table:style-name="ce39">
            <text:p>100,0%</text:p>
          </table:table-cell>
          <table:table-cell office:value-type="float" office:value="146907" table:style-name="ce38">
            <text:p>146.907</text:p>
          </table:table-cell>
          <table:table-cell office:value-type="percentage" office:value="0.95066362089160106" table:style-name="ce39">
            <text:p>95,1%</text:p>
          </table:table-cell>
          <table:table-cell office:value-type="float" office:value="178883" table:style-name="ce38">
            <text:p>178.883</text:p>
          </table:table-cell>
          <table:table-cell office:value-type="percentage" office:value="0.76090636857060212" table:style-name="ce39">
            <text:p>76,1%</text:p>
          </table:table-cell>
          <table:table-cell office:value-type="float" office:value="291172" table:style-name="ce38">
            <text:p>291.172</text:p>
          </table:table-cell>
          <table:table-cell office:value-type="percentage" office:value="0.83070479755329352" table:style-name="ce39">
            <text:p>83,1%</text:p>
          </table:table-cell>
          <table:table-cell office:value-type="float" office:value="249256" table:style-name="ce38">
            <text:p>249.256</text:p>
          </table:table-cell>
          <table:table-cell office:value-type="percentage" office:value="0.64253822913766612" table:style-name="ce39">
            <text:p>64,3%</text:p>
          </table:table-cell>
          <table:table-cell office:value-type="float" office:value="98725" table:style-name="ce38">
            <text:p>98.725</text:p>
          </table:table-cell>
          <table:table-cell office:value-type="percentage" office:value="0.31751111168286517" table:style-name="ce39">
            <text:p>31,8%</text:p>
          </table:table-cell>
          <table:table-cell office:value-type="float" office:value="36742" table:style-name="ce38">
            <text:p>36.742</text:p>
          </table:table-cell>
          <table:table-cell office:value-type="percentage" office:value="0.14594753483642373" table:style-name="ce39">
            <text:p>14,6%</text:p>
          </table:table-cell>
          <table:table-cell office:value-type="float" office:value="2219" table:style-name="ce38">
            <text:p>2.219</text:p>
          </table:table-cell>
          <table:table-cell office:value-type="percentage" office:value="1.2341696468795363E-2" table:style-name="ce39">
            <text:p>1,2%</text:p>
          </table:table-cell>
          <table:table-cell office:value-type="float" office:value="1094136" table:style-name="ce38">
            <text:p>1.094.136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5801229514467243" table:style-name="ce39">
            <text:p>5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46" table:style-name="ce38">
            <text:p>41.746</text:p>
          </table:table-cell>
          <table:table-cell office:value-type="percentage" office:value="1" table:style-name="ce39">
            <text:p>100,0%</text:p>
          </table:table-cell>
          <table:table-cell office:value-type="float" office:value="55384" table:style-name="ce38">
            <text:p>55.384</text:p>
          </table:table-cell>
          <table:table-cell office:value-type="percentage" office:value="1" table:style-name="ce39">
            <text:p>100,0%</text:p>
          </table:table-cell>
          <table:table-cell office:value-type="float" office:value="67304" table:style-name="ce38">
            <text:p>67.304</text:p>
          </table:table-cell>
          <table:table-cell office:value-type="percentage" office:value="0.87017906781304544" table:style-name="ce39">
            <text:p>87,0%</text:p>
          </table:table-cell>
          <table:table-cell office:value-type="float" office:value="76769" table:style-name="ce38">
            <text:p>76.769</text:p>
          </table:table-cell>
          <table:table-cell office:value-type="percentage" office:value="0.85333022097727984" table:style-name="ce39">
            <text:p>85,3%</text:p>
          </table:table-cell>
          <table:table-cell office:value-type="float" office:value="65527" table:style-name="ce38">
            <text:p>65.527</text:p>
          </table:table-cell>
          <table:table-cell office:value-type="percentage" office:value="0.67022266771676098" table:style-name="ce39">
            <text:p>67,0%</text:p>
          </table:table-cell>
          <table:table-cell office:value-type="float" office:value="9649" table:style-name="ce38">
            <text:p>9.649</text:p>
          </table:table-cell>
          <table:table-cell office:value-type="percentage" office:value="0.13691768478708158" table:style-name="ce39">
            <text:p>13,7%</text:p>
          </table:table-cell>
          <table:table-cell office:value-type="float" office:value="5235" table:style-name="ce38">
            <text:p>5.235</text:p>
          </table:table-cell>
          <table:table-cell office:value-type="percentage" office:value="0.10365310365310365" table:style-name="ce39">
            <text:p>10,4%</text:p>
          </table:table-cell>
          <table:table-cell office:value-type="float" office:value="191" table:style-name="ce38">
            <text:p>191</text:p>
          </table:table-cell>
          <table:table-cell office:value-type="percentage" office:value="4.3445624729886497E-3" table:style-name="ce39">
            <text:p>0,4%</text:p>
          </table:table-cell>
          <table:table-cell office:value-type="float" office:value="321805" table:style-name="ce38">
            <text:p>321.80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1398287056381373" table:style-name="ce39">
            <text:p>6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777" table:style-name="ce38">
            <text:p>225.777</text:p>
          </table:table-cell>
          <table:table-cell office:value-type="percentage" office:value="1" table:style-name="ce39">
            <text:p>100,0%</text:p>
          </table:table-cell>
          <table:table-cell office:value-type="float" office:value="247384" table:style-name="ce38">
            <text:p>247.384</text:p>
          </table:table-cell>
          <table:table-cell office:value-type="percentage" office:value="1" table:style-name="ce39">
            <text:p>100,0%</text:p>
          </table:table-cell>
          <table:table-cell office:value-type="float" office:value="293898" table:style-name="ce38">
            <text:p>293.898</text:p>
          </table:table-cell>
          <table:table-cell office:value-type="percentage" office:value="0.92253943341442357" table:style-name="ce39">
            <text:p>92,3%</text:p>
          </table:table-cell>
          <table:table-cell office:value-type="float" office:value="333122" table:style-name="ce38">
            <text:p>333.122</text:p>
          </table:table-cell>
          <table:table-cell office:value-type="percentage" office:value="0.87393454450055752" table:style-name="ce39">
            <text:p>87,4%</text:p>
          </table:table-cell>
          <table:table-cell office:value-type="float" office:value="254940" table:style-name="ce38">
            <text:p>254.940</text:p>
          </table:table-cell>
          <table:table-cell office:value-type="percentage" office:value="0.70172444640178366" table:style-name="ce39">
            <text:p>70,2%</text:p>
          </table:table-cell>
          <table:table-cell office:value-type="float" office:value="49993" table:style-name="ce38">
            <text:p>49.993</text:p>
          </table:table-cell>
          <table:table-cell office:value-type="percentage" office:value="0.18669220973698852" table:style-name="ce39">
            <text:p>18,7%</text:p>
          </table:table-cell>
          <table:table-cell office:value-type="float" office:value="25554" table:style-name="ce38">
            <text:p>25.554</text:p>
          </table:table-cell>
          <table:table-cell office:value-type="percentage" office:value="0.12110556097930865" table:style-name="ce39">
            <text:p>12,1%</text:p>
          </table:table-cell>
          <table:table-cell office:value-type="float" office:value="1108" table:style-name="ce38">
            <text:p>1.108</text:p>
          </table:table-cell>
          <table:table-cell office:value-type="percentage" office:value="6.7012616274146923E-3" table:style-name="ce39">
            <text:p>0,7%</text:p>
          </table:table-cell>
          <table:table-cell office:value-type="float" office:value="1431776" table:style-name="ce38">
            <text:p>1.431.77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5790880012572073" table:style-name="ce39">
            <text:p>6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85" table:style-name="ce38">
            <text:p>135.385</text:p>
          </table:table-cell>
          <table:table-cell office:value-type="percentage" office:value="1" table:style-name="ce39">
            <text:p>100,0%</text:p>
          </table:table-cell>
          <table:table-cell office:value-type="float" office:value="155980" table:style-name="ce38">
            <text:p>155.980</text:p>
          </table:table-cell>
          <table:table-cell office:value-type="percentage" office:value="0.98038352995895683" table:style-name="ce39">
            <text:p>98,0%</text:p>
          </table:table-cell>
          <table:table-cell office:value-type="float" office:value="169728" table:style-name="ce38">
            <text:p>169.728</text:p>
          </table:table-cell>
          <table:table-cell office:value-type="percentage" office:value="0.77698632143707314" table:style-name="ce39">
            <text:p>77,7%</text:p>
          </table:table-cell>
          <table:table-cell office:value-type="float" office:value="252107" table:style-name="ce38">
            <text:p>252.107</text:p>
          </table:table-cell>
          <table:table-cell office:value-type="percentage" office:value="0.81991882346054024" table:style-name="ce39">
            <text:p>82,0%</text:p>
          </table:table-cell>
          <table:table-cell office:value-type="float" office:value="234112" table:style-name="ce38">
            <text:p>234.112</text:p>
          </table:table-cell>
          <table:table-cell office:value-type="percentage" office:value="0.70813206091861891" table:style-name="ce39">
            <text:p>70,8%</text:p>
          </table:table-cell>
          <table:table-cell office:value-type="float" office:value="88421" table:style-name="ce38">
            <text:p>88.421</text:p>
          </table:table-cell>
          <table:table-cell office:value-type="percentage" office:value="0.33253353691787546" table:style-name="ce39">
            <text:p>33,3%</text:p>
          </table:table-cell>
          <table:table-cell office:value-type="float" office:value="20636" table:style-name="ce38">
            <text:p>20.636</text:p>
          </table:table-cell>
          <table:table-cell office:value-type="percentage" office:value="9.4621920408640509E-2" table:style-name="ce39">
            <text:p>9,5%</text:p>
          </table:table-cell>
          <table:table-cell office:value-type="float" office:value="812" table:style-name="ce38">
            <text:p>812</text:p>
          </table:table-cell>
          <table:table-cell office:value-type="percentage" office:value="4.6674177453843151E-3" table:style-name="ce39">
            <text:p>0,5%</text:p>
          </table:table-cell>
          <table:table-cell office:value-type="float" office:value="1057181" table:style-name="ce38">
            <text:p>1.057.18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844705614379605" table:style-name="ce39">
            <text:p>5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786" table:style-name="ce38">
            <text:p>448.786</text:p>
          </table:table-cell>
          <table:table-cell office:value-type="percentage" office:value="1" table:style-name="ce39">
            <text:p>100,0%</text:p>
          </table:table-cell>
          <table:table-cell office:value-type="float" office:value="604885" table:style-name="ce38">
            <text:p>604.885</text:p>
          </table:table-cell>
          <table:table-cell office:value-type="percentage" office:value="0.95213697008619658" table:style-name="ce39">
            <text:p>95,2%</text:p>
          </table:table-cell>
          <table:table-cell office:value-type="float" office:value="729281" table:style-name="ce38">
            <text:p>729.281</text:p>
          </table:table-cell>
          <table:table-cell office:value-type="percentage" office:value="0.87069595407744182" table:style-name="ce39">
            <text:p>87,1%</text:p>
          </table:table-cell>
          <table:table-cell office:value-type="float" office:value="903514" table:style-name="ce38">
            <text:p>903.514</text:p>
          </table:table-cell>
          <table:table-cell office:value-type="percentage" office:value="0.8275604975361337" table:style-name="ce39">
            <text:p>82,8%</text:p>
          </table:table-cell>
          <table:table-cell office:value-type="float" office:value="952046" table:style-name="ce38">
            <text:p>952.046</text:p>
          </table:table-cell>
          <table:table-cell office:value-type="percentage" office:value="0.72302440469183715" table:style-name="ce39">
            <text:p>72,3%</text:p>
          </table:table-cell>
          <table:table-cell office:value-type="float" office:value="354613" table:style-name="ce38">
            <text:p>354.613</text:p>
          </table:table-cell>
          <table:table-cell office:value-type="percentage" office:value="0.33945562732852663" table:style-name="ce39">
            <text:p>33,9%</text:p>
          </table:table-cell>
          <table:table-cell office:value-type="float" office:value="149584" table:style-name="ce38">
            <text:p>149.584</text:p>
          </table:table-cell>
          <table:table-cell office:value-type="percentage" office:value="0.17830225226030622" table:style-name="ce39">
            <text:p>17,8%</text:p>
          </table:table-cell>
          <table:table-cell office:value-type="float" office:value="20543" table:style-name="ce38">
            <text:p>20.543</text:p>
          </table:table-cell>
          <table:table-cell office:value-type="percentage" office:value="3.1307626423801291E-2" table:style-name="ce39">
            <text:p>3,1%</text:p>
          </table:table-cell>
          <table:table-cell office:value-type="float" office:value="4163252" table:style-name="ce38">
            <text:p>4.163.25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061493573429465" table:style-name="ce39">
            <text:p>6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384" table:style-name="ce38">
            <text:p>291.384</text:p>
          </table:table-cell>
          <table:table-cell office:value-type="percentage" office:value="1" table:style-name="ce39">
            <text:p>100,0%</text:p>
          </table:table-cell>
          <table:table-cell office:value-type="float" office:value="427583" table:style-name="ce38">
            <text:p>427.583</text:p>
          </table:table-cell>
          <table:table-cell office:value-type="percentage" office:value="0.97652456710105007" table:style-name="ce39">
            <text:p>97,7%</text:p>
          </table:table-cell>
          <table:table-cell office:value-type="float" office:value="501936" table:style-name="ce38">
            <text:p>501.936</text:p>
          </table:table-cell>
          <table:table-cell office:value-type="percentage" office:value="0.86432202339132946" table:style-name="ce39">
            <text:p>86,4%</text:p>
          </table:table-cell>
          <table:table-cell office:value-type="float" office:value="652182" table:style-name="ce38">
            <text:p>652.182</text:p>
          </table:table-cell>
          <table:table-cell office:value-type="percentage" office:value="0.86687827480879498" table:style-name="ce39">
            <text:p>86,7%</text:p>
          </table:table-cell>
          <table:table-cell office:value-type="float" office:value="555461" table:style-name="ce38">
            <text:p>555.461</text:p>
          </table:table-cell>
          <table:table-cell office:value-type="percentage" office:value="0.65226494502036192" table:style-name="ce39">
            <text:p>65,2%</text:p>
          </table:table-cell>
          <table:table-cell office:value-type="float" office:value="78828" table:style-name="ce38">
            <text:p>78.828</text:p>
          </table:table-cell>
          <table:table-cell office:value-type="percentage" office:value="0.12150582882087185" table:style-name="ce39">
            <text:p>12,2%</text:p>
          </table:table-cell>
          <table:table-cell office:value-type="float" office:value="51306" table:style-name="ce38">
            <text:p>51.306</text:p>
          </table:table-cell>
          <table:table-cell office:value-type="percentage" office:value="9.940595901000919E-2" table:style-name="ce39">
            <text:p>9,9%</text:p>
          </table:table-cell>
          <table:table-cell office:value-type="float" office:value="2289" table:style-name="ce38">
            <text:p>2.289</text:p>
          </table:table-cell>
          <table:table-cell office:value-type="percentage" office:value="5.3918323985763109E-3" table:style-name="ce39">
            <text:p>0,5%</text:p>
          </table:table-cell>
          <table:table-cell office:value-type="float" office:value="2560969" table:style-name="ce38">
            <text:p>2.560.96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7056753776741642" table:style-name="ce39">
            <text:p>5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10" table:style-name="ce38">
            <text:p>76.910</text:p>
          </table:table-cell>
          <table:table-cell office:value-type="percentage" office:value="1" table:style-name="ce39">
            <text:p>100,0%</text:p>
          </table:table-cell>
          <table:table-cell office:value-type="float" office:value="94717" table:style-name="ce38">
            <text:p>94.717</text:p>
          </table:table-cell>
          <table:table-cell office:value-type="percentage" office:value="1" table:style-name="ce39">
            <text:p>100,0%</text:p>
          </table:table-cell>
          <table:table-cell office:value-type="float" office:value="121036" table:style-name="ce38">
            <text:p>121.036</text:p>
          </table:table-cell>
          <table:table-cell office:value-type="percentage" office:value="0.96599280110457553" table:style-name="ce39">
            <text:p>96,6%</text:p>
          </table:table-cell>
          <table:table-cell office:value-type="float" office:value="154938" table:style-name="ce38">
            <text:p>154.938</text:p>
          </table:table-cell>
          <table:table-cell office:value-type="percentage" office:value="0.91562263615733741" table:style-name="ce39">
            <text:p>91,6%</text:p>
          </table:table-cell>
          <table:table-cell office:value-type="float" office:value="130884" table:style-name="ce38">
            <text:p>130.884</text:p>
          </table:table-cell>
          <table:table-cell office:value-type="percentage" office:value="0.82062021141861141" table:style-name="ce39">
            <text:p>82,1%</text:p>
          </table:table-cell>
          <table:table-cell office:value-type="float" office:value="44872" table:style-name="ce38">
            <text:p>44.872</text:p>
          </table:table-cell>
          <table:table-cell office:value-type="percentage" office:value="0.33617273129106451" table:style-name="ce39">
            <text:p>33,6%</text:p>
          </table:table-cell>
          <table:table-cell office:value-type="float" office:value="11406" table:style-name="ce38">
            <text:p>11.406</text:p>
          </table:table-cell>
          <table:table-cell office:value-type="percentage" office:value="0.1006530180021179" table:style-name="ce39">
            <text:p>10,1%</text:p>
          </table:table-cell>
          <table:table-cell office:value-type="float" office:value="473" table:style-name="ce38">
            <text:p>473</text:p>
          </table:table-cell>
          <table:table-cell office:value-type="percentage" office:value="5.5811209439528024E-3" table:style-name="ce39">
            <text:p>0,6%</text:p>
          </table:table-cell>
          <table:table-cell office:value-type="float" office:value="635236" table:style-name="ce38">
            <text:p>635.23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6625901868712878" table:style-name="ce39">
            <text:p>6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356" table:style-name="ce38">
            <text:p>239.356</text:p>
          </table:table-cell>
          <table:table-cell office:value-type="percentage" office:value="1" table:style-name="ce39">
            <text:p>100,0%</text:p>
          </table:table-cell>
          <table:table-cell office:value-type="float" office:value="288084" table:style-name="ce38">
            <text:p>288.084</text:p>
          </table:table-cell>
          <table:table-cell office:value-type="percentage" office:value="0.99420904052291192" table:style-name="ce39">
            <text:p>99,4%</text:p>
          </table:table-cell>
          <table:table-cell office:value-type="float" office:value="326562" table:style-name="ce38">
            <text:p>326.562</text:p>
          </table:table-cell>
          <table:table-cell office:value-type="percentage" office:value="0.94129888996820654" table:style-name="ce39">
            <text:p>94,1%</text:p>
          </table:table-cell>
          <table:table-cell office:value-type="float" office:value="372096" table:style-name="ce38">
            <text:p>372.096</text:p>
          </table:table-cell>
          <table:table-cell office:value-type="percentage" office:value="0.91674324753811998" table:style-name="ce39">
            <text:p>91,7%</text:p>
          </table:table-cell>
          <table:table-cell office:value-type="float" office:value="346591" table:style-name="ce38">
            <text:p>346.591</text:p>
          </table:table-cell>
          <table:table-cell office:value-type="percentage" office:value="0.7819823519192457" table:style-name="ce39">
            <text:p>78,2%</text:p>
          </table:table-cell>
          <table:table-cell office:value-type="float" office:value="46587" table:style-name="ce38">
            <text:p>46.587</text:p>
          </table:table-cell>
          <table:table-cell office:value-type="percentage" office:value="0.14405023994459012" table:style-name="ce39">
            <text:p>14,4%</text:p>
          </table:table-cell>
          <table:table-cell office:value-type="float" office:value="20274" table:style-name="ce38">
            <text:p>20.274</text:p>
          </table:table-cell>
          <table:table-cell office:value-type="percentage" office:value="8.7773453227754664E-2" table:style-name="ce39">
            <text:p>8,8%</text:p>
          </table:table-cell>
          <table:table-cell office:value-type="float" office:value="421" table:style-name="ce38">
            <text:p>421</text:p>
          </table:table-cell>
          <table:table-cell office:value-type="percentage" office:value="2.3387979356358363E-3" table:style-name="ce39">
            <text:p>0,2%</text:p>
          </table:table-cell>
          <table:table-cell office:value-type="float" office:value="1639971" table:style-name="ce38">
            <text:p>1.639.97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6814952309984488" table:style-name="ce39">
            <text:p>6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4" table:style-name="ce38">
            <text:p>23.064</text:p>
          </table:table-cell>
          <table:table-cell office:value-type="percentage" office:value="1" table:style-name="ce39">
            <text:p>100,0%</text:p>
          </table:table-cell>
          <table:table-cell office:value-type="float" office:value="28392" table:style-name="ce38">
            <text:p>28.392</text:p>
          </table:table-cell>
          <table:table-cell office:value-type="percentage" office:value="1" table:style-name="ce39">
            <text:p>100,0%</text:p>
          </table:table-cell>
          <table:table-cell office:value-type="float" office:value="34893" table:style-name="ce38">
            <text:p>34.893</text:p>
          </table:table-cell>
          <table:table-cell office:value-type="percentage" office:value="0.92510207328066174" table:style-name="ce39">
            <text:p>92,5%</text:p>
          </table:table-cell>
          <table:table-cell office:value-type="float" office:value="41821" table:style-name="ce38">
            <text:p>41.821</text:p>
          </table:table-cell>
          <table:table-cell office:value-type="percentage" office:value="0.87741272239006374" table:style-name="ce39">
            <text:p>87,7%</text:p>
          </table:table-cell>
          <table:table-cell office:value-type="float" office:value="31193" table:style-name="ce38">
            <text:p>31.193</text:p>
          </table:table-cell>
          <table:table-cell office:value-type="percentage" office:value="0.58913630611743817" table:style-name="ce39">
            <text:p>58,9%</text:p>
          </table:table-cell>
          <table:table-cell office:value-type="float" office:value="6928" table:style-name="ce38">
            <text:p>6.928</text:p>
          </table:table-cell>
          <table:table-cell office:value-type="percentage" office:value="0.17619980162262519" table:style-name="ce39">
            <text:p>17,6%</text:p>
          </table:table-cell>
          <table:table-cell office:value-type="float" office:value="3654" table:style-name="ce38">
            <text:p>3.654</text:p>
          </table:table-cell>
          <table:table-cell office:value-type="percentage" office:value="0.11996848118720861" table:style-name="ce39">
            <text:p>12,0%</text:p>
          </table:table-cell>
          <table:table-cell office:value-type="float" office:value="186" table:style-name="ce38">
            <text:p>186</text:p>
          </table:table-cell>
          <table:table-cell office:value-type="percentage" office:value="7.2849757167476109E-3" table:style-name="ce39">
            <text:p>0,7%</text:p>
          </table:table-cell>
          <table:table-cell office:value-type="float" office:value="170131" table:style-name="ce38">
            <text:p>170.13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9911610381378311" table:style-name="ce39">
            <text:p>5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456" table:style-name="ce38">
            <text:p>368.456</text:p>
          </table:table-cell>
          <table:table-cell office:value-type="percentage" office:value="1" table:style-name="ce39">
            <text:p>100,0%</text:p>
          </table:table-cell>
          <table:table-cell office:value-type="float" office:value="503928" table:style-name="ce38">
            <text:p>503.928</text:p>
          </table:table-cell>
          <table:table-cell office:value-type="percentage" office:value="0.95789051495872313" table:style-name="ce39">
            <text:p>95,8%</text:p>
          </table:table-cell>
          <table:table-cell office:value-type="float" office:value="639325" table:style-name="ce38">
            <text:p>639.325</text:p>
          </table:table-cell>
          <table:table-cell office:value-type="percentage" office:value="0.9090062460633308" table:style-name="ce39">
            <text:p>90,9%</text:p>
          </table:table-cell>
          <table:table-cell office:value-type="float" office:value="875226" table:style-name="ce38">
            <text:p>875.226</text:p>
          </table:table-cell>
          <table:table-cell office:value-type="percentage" office:value="0.89971350239467585" table:style-name="ce39">
            <text:p>90,0%</text:p>
          </table:table-cell>
          <table:table-cell office:value-type="float" office:value="662176" table:style-name="ce38">
            <text:p>662.176</text:p>
          </table:table-cell>
          <table:table-cell office:value-type="percentage" office:value="0.5679180700034564" table:style-name="ce39">
            <text:p>56,8%</text:p>
          </table:table-cell>
          <table:table-cell office:value-type="float" office:value="188633" table:style-name="ce38">
            <text:p>188.633</text:p>
          </table:table-cell>
          <table:table-cell office:value-type="percentage" office:value="0.198636325344341" table:style-name="ce39">
            <text:p>19,9%</text:p>
          </table:table-cell>
          <table:table-cell office:value-type="float" office:value="124784" table:style-name="ce38">
            <text:p>124.784</text:p>
          </table:table-cell>
          <table:table-cell office:value-type="percentage" office:value="0.16806491801070744" table:style-name="ce39">
            <text:p>16,8%</text:p>
          </table:table-cell>
          <table:table-cell office:value-type="float" office:value="10738" table:style-name="ce38">
            <text:p>10.738</text:p>
          </table:table-cell>
          <table:table-cell office:value-type="percentage" office:value="1.9398708679738846E-2" table:style-name="ce39">
            <text:p>1,9%</text:p>
          </table:table-cell>
          <table:table-cell office:value-type="float" office:value="3373266" table:style-name="ce38">
            <text:p>3.373.26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6428597357248833" table:style-name="ce39">
            <text:p>5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35" table:style-name="ce38">
            <text:p>72.335</text:p>
          </table:table-cell>
          <table:table-cell office:value-type="percentage" office:value="1" table:style-name="ce39">
            <text:p>100,0%</text:p>
          </table:table-cell>
          <table:table-cell office:value-type="float" office:value="99149" table:style-name="ce38">
            <text:p>99.149</text:p>
          </table:table-cell>
          <table:table-cell office:value-type="percentage" office:value="0.96355649714768854" table:style-name="ce39">
            <text:p>96,4%</text:p>
          </table:table-cell>
          <table:table-cell office:value-type="float" office:value="123159" table:style-name="ce38">
            <text:p>123.159</text:p>
          </table:table-cell>
          <table:table-cell office:value-type="percentage" office:value="0.83833529599956436" table:style-name="ce39">
            <text:p>83,8%</text:p>
          </table:table-cell>
          <table:table-cell office:value-type="float" office:value="185327" table:style-name="ce38">
            <text:p>185.327</text:p>
          </table:table-cell>
          <table:table-cell office:value-type="percentage" office:value="0.86903533780995612" table:style-name="ce39">
            <text:p>86,9%</text:p>
          </table:table-cell>
          <table:table-cell office:value-type="float" office:value="187216" table:style-name="ce38">
            <text:p>187.216</text:p>
          </table:table-cell>
          <table:table-cell office:value-type="percentage" office:value="0.73661555652608424" table:style-name="ce39">
            <text:p>73,7%</text:p>
          </table:table-cell>
          <table:table-cell office:value-type="float" office:value="47771" table:style-name="ce38">
            <text:p>47.771</text:p>
          </table:table-cell>
          <table:table-cell office:value-type="percentage" office:value="0.22856609713736167" table:style-name="ce39">
            <text:p>22,9%</text:p>
          </table:table-cell>
          <table:table-cell office:value-type="float" office:value="21717" table:style-name="ce38">
            <text:p>21.717</text:p>
          </table:table-cell>
          <table:table-cell office:value-type="percentage" office:value="0.12607983837257908" table:style-name="ce39">
            <text:p>12,6%</text:p>
          </table:table-cell>
          <table:table-cell office:value-type="float" office:value="1355" table:style-name="ce38">
            <text:p>1.355</text:p>
          </table:table-cell>
          <table:table-cell office:value-type="percentage" office:value="9.549381932992233E-3" table:style-name="ce39">
            <text:p>1,0%</text:p>
          </table:table-cell>
          <table:table-cell office:value-type="float" office:value="738029" table:style-name="ce38">
            <text:p>738.02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6332200372938102" table:style-name="ce39">
            <text:p>5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12" table:style-name="ce38">
            <text:p>41.912</text:p>
          </table:table-cell>
          <table:table-cell office:value-type="percentage" office:value="1" table:style-name="ce39">
            <text:p>100,0%</text:p>
          </table:table-cell>
          <table:table-cell office:value-type="float" office:value="55456" table:style-name="ce38">
            <text:p>55.456</text:p>
          </table:table-cell>
          <table:table-cell office:value-type="percentage" office:value="0.99397763120160598" table:style-name="ce39">
            <text:p>99,4%</text:p>
          </table:table-cell>
          <table:table-cell office:value-type="float" office:value="60549" table:style-name="ce38">
            <text:p>60.549</text:p>
          </table:table-cell>
          <table:table-cell office:value-type="percentage" office:value="0.81995829045013813" table:style-name="ce39">
            <text:p>82,0%</text:p>
          </table:table-cell>
          <table:table-cell office:value-type="float" office:value="86501" table:style-name="ce38">
            <text:p>86.501</text:p>
          </table:table-cell>
          <table:table-cell office:value-type="percentage" office:value="0.89458497941961235" table:style-name="ce39">
            <text:p>89,5%</text:p>
          </table:table-cell>
          <table:table-cell office:value-type="float" office:value="85274" table:style-name="ce38">
            <text:p>85.274</text:p>
          </table:table-cell>
          <table:table-cell office:value-type="percentage" office:value="0.78955945260272953" table:style-name="ce39">
            <text:p>79,0%</text:p>
          </table:table-cell>
          <table:table-cell office:value-type="float" office:value="25653" table:style-name="ce38">
            <text:p>25.653</text:p>
          </table:table-cell>
          <table:table-cell office:value-type="percentage" office:value="0.31537600963843571" table:style-name="ce39">
            <text:p>31,5%</text:p>
          </table:table-cell>
          <table:table-cell office:value-type="float" office:value="10396" table:style-name="ce38">
            <text:p>10.396</text:p>
          </table:table-cell>
          <table:table-cell office:value-type="percentage" office:value="0.15259735494003845" table:style-name="ce39">
            <text:p>15,3%</text:p>
          </table:table-cell>
          <table:table-cell office:value-type="float" office:value="718" table:style-name="ce38">
            <text:p>718</text:p>
          </table:table-cell>
          <table:table-cell office:value-type="percentage" office:value="1.2733205646591474E-2" table:style-name="ce39">
            <text:p>1,3%</text:p>
          </table:table-cell>
          <table:table-cell office:value-type="float" office:value="366459" table:style-name="ce38">
            <text:p>366.45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3035431079858395" table:style-name="ce39">
            <text:p>63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207" table:style-name="ce38">
            <text:p>161.207</text:p>
          </table:table-cell>
          <table:table-cell office:value-type="percentage" office:value="1.0206204495093385" table:style-name="ce39">
            <text:p>102,1%</text:p>
          </table:table-cell>
          <table:table-cell office:value-type="float" office:value="210956" table:style-name="ce38">
            <text:p>210.956</text:p>
          </table:table-cell>
          <table:table-cell office:value-type="percentage" office:value="0.99002726662630647" table:style-name="ce39">
            <text:p>99,0%</text:p>
          </table:table-cell>
          <table:table-cell office:value-type="float" office:value="193963" table:style-name="ce38">
            <text:p>193.963</text:p>
          </table:table-cell>
          <table:table-cell office:value-type="percentage" office:value="0.69243071694529823" table:style-name="ce39">
            <text:p>69,2%</text:p>
          </table:table-cell>
          <table:table-cell office:value-type="float" office:value="303215" table:style-name="ce38">
            <text:p>303.215</text:p>
          </table:table-cell>
          <table:table-cell office:value-type="percentage" office:value="0.89186915585466076" table:style-name="ce39">
            <text:p>89,2%</text:p>
          </table:table-cell>
          <table:table-cell office:value-type="float" office:value="267837" table:style-name="ce38">
            <text:p>267.837</text:p>
          </table:table-cell>
          <table:table-cell office:value-type="percentage" office:value="0.73960948049473541" table:style-name="ce39">
            <text:p>74,0%</text:p>
          </table:table-cell>
          <table:table-cell office:value-type="float" office:value="60834" table:style-name="ce38">
            <text:p>60.834</text:p>
          </table:table-cell>
          <table:table-cell office:value-type="percentage" office:value="0.23348928967579247" table:style-name="ce39">
            <text:p>23,3%</text:p>
          </table:table-cell>
          <table:table-cell office:value-type="float" office:value="30875" table:style-name="ce38">
            <text:p>30.875</text:p>
          </table:table-cell>
          <table:table-cell office:value-type="percentage" office:value="0.15319995633491124" table:style-name="ce39">
            <text:p>15,3%</text:p>
          </table:table-cell>
          <table:table-cell office:value-type="float" office:value="2443" table:style-name="ce38">
            <text:p>2.443</text:p>
          </table:table-cell>
          <table:table-cell office:value-type="percentage" office:value="1.44894013261687E-2" table:style-name="ce39">
            <text:p>1,4%</text:p>
          </table:table-cell>
          <table:table-cell office:value-type="float" office:value="1231330" table:style-name="ce38">
            <text:p>1.231.33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2064787143582245" table:style-name="ce39">
            <text:p>62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3" table:style-name="ce38">
            <text:p>2.343</text:p>
          </table:table-cell>
          <table:table-cell office:value-type="percentage" office:value="0.89942418426103643" table:style-name="ce39">
            <text:p>89,9%</text:p>
          </table:table-cell>
          <table:table-cell office:value-type="float" office:value="3771" table:style-name="ce38">
            <text:p>3.771</text:p>
          </table:table-cell>
          <table:table-cell office:value-type="percentage" office:value="0.87332098193608154" table:style-name="ce39">
            <text:p>87,3%</text:p>
          </table:table-cell>
          <table:table-cell office:value-type="float" office:value="6558" table:style-name="ce38">
            <text:p>6.558</text:p>
          </table:table-cell>
          <table:table-cell office:value-type="percentage" office:value="0.83466972126765937" table:style-name="ce39">
            <text:p>83,5%</text:p>
          </table:table-cell>
          <table:table-cell office:value-type="float" office:value="9512" table:style-name="ce38">
            <text:p>9.512</text:p>
          </table:table-cell>
          <table:table-cell office:value-type="percentage" office:value="0.82312218760816891" table:style-name="ce39">
            <text:p>82,3%</text:p>
          </table:table-cell>
          <table:table-cell office:value-type="float" office:value="9395" table:style-name="ce38">
            <text:p>9.395</text:p>
          </table:table-cell>
          <table:table-cell office:value-type="percentage" office:value="0.7431577282075621" table:style-name="ce39">
            <text:p>74,3%</text:p>
          </table:table-cell>
          <table:table-cell office:value-type="float" office:value="6465" table:style-name="ce38">
            <text:p>6.465</text:p>
          </table:table-cell>
          <table:table-cell office:value-type="percentage" office:value="0.54355137043887669" table:style-name="ce39">
            <text:p>54,4%</text:p>
          </table:table-cell>
          <table:table-cell office:value-type="float" office:value="3911" table:style-name="ce38">
            <text:p>3.911</text:p>
          </table:table-cell>
          <table:table-cell office:value-type="percentage" office:value="0.3566153004467949" table:style-name="ce39">
            <text:p>35,7%</text:p>
          </table:table-cell>
          <table:table-cell office:value-type="float" office:value="311" table:style-name="ce38">
            <text:p>311</text:p>
          </table:table-cell>
          <table:table-cell office:value-type="percentage" office:value="3.4078457155380229E-2" table:style-name="ce39">
            <text:p>3,4%</text:p>
          </table:table-cell>
          <table:table-cell office:value-type="float" office:value="42266" table:style-name="ce38">
            <text:p>42.26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9558937504403575" table:style-name="ce39">
            <text:p>59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8" table:style-name="ce38">
            <text:p>1.918</text:p>
          </table:table-cell>
          <table:table-cell office:value-type="percentage" office:value="0.81651766709237972" table:style-name="ce39">
            <text:p>81,7%</text:p>
          </table:table-cell>
          <table:table-cell office:value-type="float" office:value="3162" table:style-name="ce38">
            <text:p>3.162</text:p>
          </table:table-cell>
          <table:table-cell office:value-type="percentage" office:value="0.84364994663820703" table:style-name="ce39">
            <text:p>84,4%</text:p>
          </table:table-cell>
          <table:table-cell office:value-type="float" office:value="6558" table:style-name="ce38">
            <text:p>6.558</text:p>
          </table:table-cell>
          <table:table-cell office:value-type="percentage" office:value="0.83786891529321583" table:style-name="ce39">
            <text:p>83,8%</text:p>
          </table:table-cell>
          <table:table-cell office:value-type="float" office:value="8905" table:style-name="ce38">
            <text:p>8.905</text:p>
          </table:table-cell>
          <table:table-cell office:value-type="percentage" office:value="0.78812284272944511" table:style-name="ce39">
            <text:p>78,8%</text:p>
          </table:table-cell>
          <table:table-cell office:value-type="float" office:value="8913" table:style-name="ce38">
            <text:p>8.913</text:p>
          </table:table-cell>
          <table:table-cell office:value-type="percentage" office:value="0.74262622896183972" table:style-name="ce39">
            <text:p>74,3%</text:p>
          </table:table-cell>
          <table:table-cell office:value-type="float" office:value="6473" table:style-name="ce38">
            <text:p>6.473</text:p>
          </table:table-cell>
          <table:table-cell office:value-type="percentage" office:value="0.53350366768317814" table:style-name="ce39">
            <text:p>53,4%</text:p>
          </table:table-cell>
          <table:table-cell office:value-type="float" office:value="3028" table:style-name="ce38">
            <text:p>3.028</text:p>
          </table:table-cell>
          <table:table-cell office:value-type="percentage" office:value="0.25243851604835349" table:style-name="ce39">
            <text:p>25,2%</text:p>
          </table:table-cell>
          <table:table-cell office:value-type="float" office:value="306" table:style-name="ce38">
            <text:p>306</text:p>
          </table:table-cell>
          <table:table-cell office:value-type="percentage" office:value="3.1961562565280967E-2" table:style-name="ce39">
            <text:p>3,2%</text:p>
          </table:table-cell>
          <table:table-cell office:value-type="float" office:value="39263" table:style-name="ce38">
            <text:p>39.26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5356916266019995" table:style-name="ce39">
            <text:p>55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23" table:style-name="ce38">
            <text:p>3.223</text:p>
          </table:table-cell>
          <table:table-cell office:value-type="string" table:style-name="ce39">
            <text:p>-</text:p>
          </table:table-cell>
          <table:table-cell office:value-type="float" office:value="8482" table:style-name="ce38">
            <text:p>8.482</text:p>
          </table:table-cell>
          <table:table-cell office:value-type="string" table:style-name="ce39">
            <text:p>-</text:p>
          </table:table-cell>
          <table:table-cell office:value-type="float" office:value="19160" table:style-name="ce38">
            <text:p>19.160</text:p>
          </table:table-cell>
          <table:table-cell office:value-type="string" table:style-name="ce39">
            <text:p>-</text:p>
          </table:table-cell>
          <table:table-cell office:value-type="float" office:value="26045" table:style-name="ce38">
            <text:p>26.045</text:p>
          </table:table-cell>
          <table:table-cell office:value-type="string" table:style-name="ce39">
            <text:p>-</text:p>
          </table:table-cell>
          <table:table-cell office:value-type="float" office:value="18994" table:style-name="ce38">
            <text:p>18.994</text:p>
          </table:table-cell>
          <table:table-cell office:value-type="string" table:style-name="ce39">
            <text:p>-</text:p>
          </table:table-cell>
          <table:table-cell office:value-type="float" office:value="675" table:style-name="ce38">
            <text:p>675</text:p>
          </table:table-cell>
          <table:table-cell office:value-type="string" table:style-name="ce39">
            <text:p>-</text:p>
          </table:table-cell>
          <table:table-cell office:value-type="float" office:value="76617" table:style-name="ce38">
            <text:p>76.61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7" table:style-name="ce41">
            <text:p>107</text:p>
          </table:table-cell>
          <table:table-cell office:value-type="string" table:style-name="ce42">
            <text:p>-</text:p>
          </table:table-cell>
          <table:table-cell office:value-type="float" office:value="349" table:style-name="ce41">
            <text:p>349</text:p>
          </table:table-cell>
          <table:table-cell office:value-type="string" table:style-name="ce42">
            <text:p>-</text:p>
          </table:table-cell>
          <table:table-cell office:value-type="float" office:value="613" table:style-name="ce41">
            <text:p>613</text:p>
          </table:table-cell>
          <table:table-cell office:value-type="string" table:style-name="ce42">
            <text:p>-</text:p>
          </table:table-cell>
          <table:table-cell office:value-type="float" office:value="562" table:style-name="ce41">
            <text:p>562</text:p>
          </table:table-cell>
          <table:table-cell office:value-type="string" table:style-name="ce42">
            <text:p>-</text:p>
          </table:table-cell>
          <table:table-cell office:value-type="float" office:value="471" table:style-name="ce41">
            <text:p>471</text:p>
          </table:table-cell>
          <table:table-cell office:value-type="string" table:style-name="ce42">
            <text:p>-</text:p>
          </table:table-cell>
          <table:table-cell office:value-type="float" office:value="32" table:style-name="ce41">
            <text:p>32</text:p>
          </table:table-cell>
          <table:table-cell office:value-type="string" table:style-name="ce42">
            <text:p>-</text:p>
          </table:table-cell>
          <table:table-cell office:value-type="float" office:value="2167" table:style-name="ce41">
            <text:p>2.16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3123" table:style-name="ce45">
            <text:p>2.883.123</text:p>
          </table:table-cell>
          <table:table-cell office:value-type="percentage" office:value="1" table:style-name="ce46">
            <text:p>100,0%</text:p>
          </table:table-cell>
          <table:table-cell office:value-type="float" office:value="3876618" table:style-name="ce45">
            <text:p>3.876.618</text:p>
          </table:table-cell>
          <table:table-cell office:value-type="percentage" office:value="0.97893281515740349" table:style-name="ce46">
            <text:p>97,9%</text:p>
          </table:table-cell>
          <table:table-cell office:value-type="float" office:value="4558563" table:style-name="ce45">
            <text:p>4.558.563</text:p>
          </table:table-cell>
          <table:table-cell office:value-type="percentage" office:value="0.85414557954620829" table:style-name="ce46">
            <text:p>85,4%</text:p>
          </table:table-cell>
          <table:table-cell office:value-type="float" office:value="6109976" table:style-name="ce45">
            <text:p>6.109.976</text:p>
          </table:table-cell>
          <table:table-cell office:value-type="percentage" office:value="0.86872034289422362" table:style-name="ce46">
            <text:p>86,9%</text:p>
          </table:table-cell>
          <table:table-cell office:value-type="float" office:value="5538772" table:style-name="ce45">
            <text:p>5.538.772</text:p>
          </table:table-cell>
          <table:table-cell office:value-type="percentage" office:value="0.70184447352971846" table:style-name="ce46">
            <text:p>70,2%</text:p>
          </table:table-cell>
          <table:table-cell office:value-type="float" office:value="1667287" table:style-name="ce45">
            <text:p>1.667.287</text:p>
          </table:table-cell>
          <table:table-cell office:value-type="percentage" office:value="0.26760500083220939" table:style-name="ce46">
            <text:p>26,8%</text:p>
          </table:table-cell>
          <table:table-cell office:value-type="float" office:value="703305" table:style-name="ce45">
            <text:p>703.305</text:p>
          </table:table-cell>
          <table:table-cell office:value-type="percentage" office:value="0.14223583516696867" table:style-name="ce46">
            <text:p>14,2%</text:p>
          </table:table-cell>
          <table:table-cell office:value-type="float" office:value="61334" table:style-name="ce45">
            <text:p>61.334</text:p>
          </table:table-cell>
          <table:table-cell office:value-type="percentage" office:value="1.5772422869833151E-2" table:style-name="ce46">
            <text:p>1,6%</text:p>
          </table:table-cell>
          <table:table-cell office:value-type="float" office:value="25398978" table:style-name="ce45">
            <text:p>25.398.97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0301714914451099" table:style-name="ce46">
            <text:p>60,3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7-23T14:41:33Z</meta:creation-date>
    <dc:date>2021-07-23T14:42:06Z</dc:date>
  </office:meta>
</office:document-meta>
</file>